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5.965cm" table:align="center"/>
    </style:style>
    <style:style style:name="Tabela2.A" style:family="table-column">
      <style:table-column-properties style:column-width="1.489cm"/>
    </style:style>
    <style:style style:name="Tabela2.B" style:family="table-column">
      <style:table-column-properties style:column-width="2.17cm"/>
    </style:style>
    <style:style style:name="Tabela2.C" style:family="table-column">
      <style:table-column-properties style:column-width="3.612cm"/>
    </style:style>
    <style:style style:name="Tabela2.D" style:family="table-column">
      <style:table-column-properties style:column-width="5.773cm"/>
    </style:style>
    <style:style style:name="Tabela2.E" style:family="table-column">
      <style:table-column-properties style:column-width="2.921cm"/>
    </style:style>
    <style:style style:name="Tabela2.A1" style:family="table-cell">
      <style:table-cell-properties style:vertical-align="middle" fo:padding="0.049cm" fo:border="1pt solid #000000" style:writing-mode="lr-tb"/>
    </style:style>
    <style:style style:name="Tabela2.A2" style:family="table-cell">
      <style:table-cell-properties style:vertical-align="middle" fo:padding-left="0.049cm" fo:padding-right="0.049cm" fo:padding-top="0cm" fo:padding-bottom="0.049cm" fo:border-left="1pt solid #000000" fo:border-right="1pt solid #000000" fo:border-top="none" fo:border-bottom="1pt solid #000000" style:writing-mode="lr-tb"/>
    </style:style>
    <style:style style:name="Tabela2.B2" style:family="table-cell">
      <style:table-cell-properties style:vertical-align="middle" fo:padding-left="0cm" fo:padding-right="0.049cm" fo:padding-top="0cm" fo:padding-bottom="0.049cm" fo:border-left="none" fo:border-right="1pt solid #000000" fo:border-top="none" fo:border-bottom="1pt solid #000000" style:writing-mode="lr-tb"/>
    </style:style>
    <style:style style:name="P1" style:family="paragraph" style:parent-style-name="BSI_5f_CorpoDeTexto">
      <style:paragraph-properties fo:margin-left="0cm" fo:margin-right="0cm" fo:text-indent="0cm" style:auto-text-indent="false"/>
      <style:text-properties fo:font-weight="bold" officeooo:paragraph-rsid="00159cbc" fo:background-color="transparent" style:font-weight-asian="bold" style:font-weight-complex="bold"/>
    </style:style>
    <style:style style:name="P2" style:family="paragraph" style:parent-style-name="BSI_5f_CorpoDeTexto">
      <style:paragraph-properties fo:margin-left="0cm" fo:margin-right="0cm" fo:text-indent="0cm" style:auto-text-indent="false"/>
      <style:text-properties fo:font-weight="bold" officeooo:paragraph-rsid="00159cbc" style:font-weight-asian="bold" style:font-weight-complex="bold"/>
    </style:style>
    <style:style style:name="P3" style:family="paragraph" style:parent-style-name="BSI_5f_CorpoDeTexto">
      <style:paragraph-properties fo:margin-left="0cm" fo:margin-right="0cm" fo:text-indent="0cm" style:auto-text-indent="false"/>
      <style:text-properties fo:font-weight="bold" officeooo:paragraph-rsid="00159cbc" fo:background-color="#fff200" style:font-weight-asian="bold" style:font-weight-complex="bold"/>
    </style:style>
    <style:style style:name="P4" style:family="paragraph" style:parent-style-name="BSI_5f_CorpoDeTexto">
      <style:paragraph-properties fo:margin-left="0cm" fo:margin-right="0cm" fo:text-indent="0cm" style:auto-text-indent="false"/>
      <style:text-properties officeooo:paragraph-rsid="00159cbc" fo:background-color="transparent"/>
    </style:style>
    <style:style style:name="P5" style:family="paragraph" style:parent-style-name="BSI_5f_CorpoDeTexto">
      <style:paragraph-properties fo:margin-left="0cm" fo:margin-right="0cm" fo:text-indent="0cm" style:auto-text-indent="false"/>
      <style:text-properties officeooo:paragraph-rsid="00159cbc"/>
    </style:style>
    <style:style style:name="P6" style:family="paragraph" style:parent-style-name="BSI_5f_CorpoDeTexto">
      <style:text-properties officeooo:paragraph-rsid="00159cbc"/>
    </style:style>
    <style:style style:name="P7" style:family="paragraph" style:parent-style-name="BSI_5f_TítuloSemNumeração">
      <style:paragraph-properties fo:break-before="page"/>
      <style:text-properties officeooo:paragraph-rsid="00159cbc" fo:background-color="#fff200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paragraph-rsid="00159cbc" style:font-weight-asian="bold"/>
    </style:style>
    <style:style style:name="P9" style:family="paragraph" style:parent-style-name="Table_20_Contents">
      <style:paragraph-properties fo:text-align="center" style:justify-single-word="false"/>
      <style:text-properties style:font-name="Arial1" officeooo:paragraph-rsid="00159cbc"/>
    </style:style>
    <style:style style:name="P10" style:family="paragraph" style:parent-style-name="Table_20_Contents">
      <style:paragraph-properties fo:text-align="center" style:justify-single-word="false"/>
      <style:text-properties style:font-name="Arial1" fo:language="en" fo:country="US" officeooo:paragraph-rsid="00159cbc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12pt" officeooo:rsid="038856a2" officeooo:paragraph-rsid="00159cbc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12pt" officeooo:paragraph-rsid="00159cbc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12pt" officeooo:rsid="03a62484" officeooo:paragraph-rsid="00159cbc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2pt" officeooo:rsid="03c27d92" officeooo:paragraph-rsid="00159cbc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12pt" fo:language="en" fo:country="US" officeooo:paragraph-rsid="00159cbc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12pt" fo:language="en" fo:country="US" officeooo:rsid="03c27d92" officeooo:paragraph-rsid="00159cb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officeooo:paragraph-rsid="00159cbc"/>
    </style:style>
    <style:style style:name="P18" style:family="paragraph" style:parent-style-name="BSI_5f_CorpoDeTexto">
      <style:paragraph-properties fo:margin-left="0cm" fo:margin-right="0cm" fo:text-indent="0cm" style:auto-text-indent="false"/>
      <style:text-properties fo:font-weight="bold" officeooo:paragraph-rsid="00159cbc" fo:background-color="#fff200" style:font-weight-asian="bold" style:font-weight-complex="bold"/>
    </style:style>
    <style:style style:name="T1" style:family="text">
      <style:text-properties fo:background-color="#fff200" loext:char-shading-value="0"/>
    </style:style>
    <style:style style:name="T2" style:family="text">
      <style:text-properties officeooo:rsid="03bceae5" fo:background-color="#fff200" loext:char-shading-value="0"/>
    </style:style>
    <style:style style:name="T3" style:family="text">
      <style:text-properties officeooo:rsid="028dd2a1"/>
    </style:style>
    <style:style style:name="T4" style:family="text">
      <style:text-properties officeooo:rsid="03a62484"/>
    </style:style>
    <style:style style:name="T5" style:family="text">
      <style:text-properties style:font-name="Arial1"/>
    </style:style>
    <style:style style:name="T6" style:family="text">
      <style:text-properties style:font-name="Arial1" fo:font-style="italic" style:font-style-asian="italic"/>
    </style:style>
    <style:style style:name="T7" style:family="text">
      <style:text-properties style:font-name="Arial1" fo:font-style="italic" style:font-style-asian="italic" style:font-name-complex="Arial1"/>
    </style:style>
    <style:style style:name="T8" style:family="text">
      <style:text-properties style:font-name="Arial1" fo:font-style="italic" style:font-style-asian="italic" style:font-name-complex="Arial1" style:font-style-complex="italic"/>
    </style:style>
    <style:style style:name="T9" style:family="text">
      <style:text-properties style:font-name="Arial1" style:font-name-complex="Arial1"/>
    </style:style>
    <style:style style:name="T10" style:family="text">
      <style:text-properties officeooo:rsid="03a64400"/>
    </style:style>
    <style:style style:name="T11" style:family="text">
      <style:text-properties officeooo:rsid="03a96c78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3bd3b14" style:font-style-asian="italic" style:font-style-complex="italic"/>
    </style:style>
    <style:style style:name="T15" style:family="text">
      <style:text-properties fo:font-style="italic" officeooo:rsid="03a96c78" style:font-style-asian="italic" style:font-style-complex="italic"/>
    </style:style>
    <style:style style:name="T16" style:family="text">
      <style:text-properties fo:font-style="italic" officeooo:rsid="03b82e2d" style:font-style-asian="italic" style:font-style-complex="italic"/>
    </style:style>
    <style:style style:name="T17" style:family="text">
      <style:text-properties fo:font-style="italic" officeooo:rsid="03b845cc" style:font-style-asian="italic" style:font-style-complex="italic"/>
    </style:style>
    <style:style style:name="T18" style:family="text">
      <style:text-properties fo:font-style="italic" officeooo:rsid="03baafbb" style:font-style-asian="italic" style:font-style-complex="italic"/>
    </style:style>
    <style:style style:name="T19" style:family="text">
      <style:text-properties fo:font-style="italic" officeooo:rsid="03bceae5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weight-complex="bold"/>
    </style:style>
    <style:style style:name="T22" style:family="text">
      <style:text-properties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3a96c78" fo:background-color="transparent" loext:char-shading-value="0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3aa92bb" fo:background-color="transparent" loext:char-shading-value="0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3b82e2d" fo:background-color="transparent" loext:char-shading-value="0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fo:background-color="transparent" loext:char-shading-value="0" style:font-style-asian="italic" style:font-weight-asian="bold" style:font-weight-complex="bold"/>
    </style:style>
    <style:style style:name="T27" style:family="text">
      <style:text-properties fo:font-style="italic" fo:background-color="transparent" loext:char-shading-value="0" style:font-style-asian="italic"/>
    </style:style>
    <style:style style:name="T28" style:family="text">
      <style:text-properties fo:font-style="italic" fo:background-color="transparent" loext:char-shading-value="0" style:font-style-asian="italic" style:font-style-complex="italic"/>
    </style:style>
    <style:style style:name="T29" style:family="text">
      <style:text-properties fo:font-style="italic" officeooo:rsid="03bceae5" fo:background-color="transparent" loext:char-shading-value="0" style:font-style-asian="italic" style:font-style-complex="italic"/>
    </style:style>
    <style:style style:name="T30" style:family="text">
      <style:text-properties fo:font-style="italic" fo:font-weight="normal" officeooo:rsid="03bd3b14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fo:background-color="transparent" loext:char-shading-value="0" style:font-style-asian="italic" style:font-weight-asian="normal" style:font-weight-complex="normal"/>
    </style:style>
    <style:style style:name="T32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3bceae5" fo:background-color="transparent" loext:char-shading-value="0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3bceae5" fo:background-color="#fff200" loext:char-shading-value="0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3bd3b14" fo:background-color="#fff200" loext:char-shading-value="0" style:font-style-asian="italic" style:font-weight-asian="normal" style:font-style-complex="italic" style:font-weight-complex="normal"/>
    </style:style>
    <style:style style:name="T36" style:family="text">
      <style:text-properties fo:font-weight="bold" style:font-weight-asian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3bd3b14" style:font-weight-asian="bold" style:font-weight-complex="bold"/>
    </style:style>
    <style:style style:name="T39" style:family="text">
      <style:text-properties fo:font-weight="bold" officeooo:rsid="03a7e6f4" style:font-weight-asian="bold" style:font-weight-complex="bold"/>
    </style:style>
    <style:style style:name="T40" style:family="text">
      <style:text-properties fo:font-weight="bold" officeooo:rsid="037f61af" style:font-weight-asian="bold" style:font-weight-complex="bold"/>
    </style:style>
    <style:style style:name="T41" style:family="text">
      <style:text-properties fo:font-weight="bold" officeooo:rsid="03baafbb" style:font-weight-asian="bold" style:font-weight-complex="bold"/>
    </style:style>
    <style:style style:name="T42" style:family="text">
      <style:text-properties fo:font-weight="bold" officeooo:rsid="03bc534d" style:font-weight-asian="bold" style:font-weight-complex="bold"/>
    </style:style>
    <style:style style:name="T43" style:family="text">
      <style:text-properties fo:font-weight="bold" officeooo:rsid="03bceae5" style:font-weight-asian="bold" style:font-weight-complex="bold"/>
    </style:style>
    <style:style style:name="T44" style:family="text">
      <style:text-properties fo:font-weight="bold" style:font-weight-asian="bold" style:font-style-complex="italic" style:font-weight-complex="bold"/>
    </style:style>
    <style:style style:name="T45" style:family="text">
      <style:text-properties fo:font-weight="bold" fo:background-color="transparent" loext:char-shading-value="0" style:font-weight-asian="bold" style:font-weight-complex="bold"/>
    </style:style>
    <style:style style:name="T46" style:family="text">
      <style:text-properties fo:font-weight="bold" officeooo:rsid="03a96c78" fo:background-color="transparent" loext:char-shading-value="0" style:font-weight-asian="bold" style:font-weight-complex="bold"/>
    </style:style>
    <style:style style:name="T47" style:family="text">
      <style:text-properties fo:font-weight="bold" officeooo:rsid="03aa92bb" fo:background-color="transparent" loext:char-shading-value="0" style:font-weight-asian="bold" style:font-weight-complex="bold"/>
    </style:style>
    <style:style style:name="T48" style:family="text">
      <style:text-properties fo:font-weight="bold" fo:background-color="#fff200" loext:char-shading-value="0" style:font-weight-asian="bold" style:font-weight-complex="bold"/>
    </style:style>
    <style:style style:name="T49" style:family="text">
      <style:text-properties fo:font-weight="bold" officeooo:rsid="03681589" fo:background-color="#fff200" loext:char-shading-value="0" style:font-weight-asian="bold" style:font-weight-complex="bold"/>
    </style:style>
    <style:style style:name="T50" style:family="text">
      <style:text-properties fo:font-weight="bold" officeooo:rsid="033d798a" fo:background-color="#fff200" loext:char-shading-value="0" style:font-weight-asian="bold" style:font-weight-complex="bold"/>
    </style:style>
    <style:style style:name="T51" style:family="text">
      <style:text-properties fo:font-weight="bold" officeooo:rsid="0306700a" fo:background-color="#fff200" loext:char-shading-value="0" style:font-weight-asian="bold" style:font-weight-complex="bold"/>
    </style:style>
    <style:style style:name="T52" style:family="text">
      <style:text-properties fo:font-weight="bold" officeooo:rsid="03bceae5" fo:background-color="#fff200" loext:char-shading-value="0" style:font-weight-asian="bold" style:font-weight-complex="bold"/>
    </style:style>
    <style:style style:name="T53" style:family="text">
      <style:text-properties style:font-style-complex="italic"/>
    </style:style>
    <style:style style:name="T54" style:family="text">
      <style:text-properties fo:background-color="transparent" loext:char-shading-value="0"/>
    </style:style>
    <style:style style:name="T55" style:family="text">
      <style:text-properties officeooo:rsid="03c27d92" fo:background-color="transparent" loext:char-shading-value="0"/>
    </style:style>
    <style:style style:name="T56" style:family="text">
      <style:text-properties officeooo:rsid="03bceae5" fo:background-color="transparent" loext:char-shading-value="0"/>
    </style:style>
    <style:style style:name="T57" style:family="text">
      <style:text-properties officeooo:rsid="03a7e6f4" fo:background-color="transparent" loext:char-shading-value="0"/>
    </style:style>
    <style:style style:name="T58" style:family="text">
      <style:text-properties fo:background-color="transparent" loext:char-shading-value="0" style:font-style-complex="italic"/>
    </style:style>
    <style:style style:name="T59" style:family="text">
      <style:text-properties fo:font-style="normal" officeooo:rsid="03c27d92" fo:background-color="transparent" loext:char-shading-value="0" style:font-style-asian="normal" style:font-style-complex="normal"/>
    </style:style>
    <style:style style:name="T60" style:family="text">
      <style:text-properties fo:font-style="normal" officeooo:rsid="03bceae5" fo:background-color="transparent" loext:char-shading-value="0" style:font-style-asian="normal" style:font-style-complex="normal"/>
    </style:style>
    <style:style style:name="T61" style:family="text">
      <style:text-properties fo:font-style="normal" officeooo:rsid="03a96c78" style:font-style-asian="normal" style:font-style-complex="normal"/>
    </style:style>
    <style:style style:name="T62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3bceae5" fo:background-color="transparent" loext:char-shading-value="0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3be405e" fo:background-color="transparent" loext:char-shading-value="0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3bceae5" fo:background-color="#fff200" loext:char-shading-value="0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3be405e" fo:background-color="#fff200" loext:char-shading-value="0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3bd3b14" fo:background-color="#fff200" loext:char-shading-value="0" style:font-style-asian="normal" style:font-weight-asian="normal" style:font-style-complex="normal" style:font-weight-complex="normal"/>
    </style:style>
    <style:style style:name="T68" style:family="text">
      <style:text-properties officeooo:rsid="03bd3b14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font-weight="normal" officeooo:rsid="03bd3b14" style:font-weight-asian="normal" style:font-weight-complex="normal"/>
    </style:style>
    <style:style style:name="T71" style:family="text">
      <style:text-properties fo:font-weight="normal" officeooo:rsid="03a7e6f4" style:font-weight-asian="normal" style:font-weight-complex="normal"/>
    </style:style>
    <style:style style:name="T72" style:family="text">
      <style:text-properties fo:font-weight="normal" officeooo:rsid="03b6ac3a" style:font-weight-asian="normal" style:font-weight-complex="normal"/>
    </style:style>
    <style:style style:name="T73" style:family="text">
      <style:text-properties fo:font-weight="normal" fo:background-color="transparent" loext:char-shading-value="0" style:font-weight-asian="normal" style:font-weight-complex="normal"/>
    </style:style>
    <style:style style:name="T74" style:family="text">
      <style:text-properties officeooo:rsid="03a7e6f4"/>
    </style:style>
    <style:style style:name="T75" style:family="text">
      <style:text-properties officeooo:rsid="03b80e6f"/>
    </style:style>
    <style:style style:name="T76" style:family="text">
      <style:text-properties officeooo:rsid="03b6ac3a"/>
    </style:style>
    <style:style style:name="T77" style:family="text">
      <style:text-properties officeooo:rsid="033d5cce"/>
    </style:style>
    <style:style style:name="T78" style:family="text">
      <style:text-properties officeooo:rsid="03aa92bb"/>
    </style:style>
    <style:style style:name="T79" style:family="text">
      <style:text-properties officeooo:rsid="03b82e2d"/>
    </style:style>
    <style:style style:name="T80" style:family="text">
      <style:text-properties officeooo:rsid="03b845cc"/>
    </style:style>
    <style:style style:name="T81" style:family="text">
      <style:text-properties officeooo:rsid="03b66055"/>
    </style:style>
    <style:style style:name="T82" style:family="text">
      <style:text-properties officeooo:rsid="037f61af"/>
    </style:style>
    <style:style style:name="T83" style:family="text">
      <style:text-properties officeooo:rsid="03ac7bfb"/>
    </style:style>
    <style:style style:name="T84" style:family="text">
      <style:text-properties officeooo:rsid="03b69dd7"/>
    </style:style>
    <style:style style:name="T85" style:family="text">
      <style:text-properties officeooo:rsid="036d0857"/>
    </style:style>
    <style:style style:name="T86" style:family="text">
      <style:text-properties officeooo:rsid="03adbb08"/>
    </style:style>
    <style:style style:name="T87" style:family="text">
      <style:text-properties officeooo:rsid="03baafbb"/>
    </style:style>
    <style:style style:name="T88" style:family="text">
      <style:text-properties officeooo:rsid="03bceae5"/>
    </style:style>
    <style:style style:name="T89" style:family="text">
      <style:text-properties officeooo:rsid="001631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APÊNDICE <text:span text:style-name="T3">D</text:span> – LISTA DE REQUISITOs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table:number-columns-spanned="5" office:value-type="string">
            <text:p text:style-name="P8">Controle de Versã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8">Versão</text:p>
          </table:table-cell>
          <table:table-cell table:style-name="Tabela2.B2" office:value-type="string">
            <text:p text:style-name="P8">Data</text:p>
          </table:table-cell>
          <table:table-cell table:style-name="Tabela2.B2" office:value-type="string">
            <text:p text:style-name="P8">Solicitante</text:p>
          </table:table-cell>
          <table:table-cell table:style-name="Tabela2.B2" office:value-type="string">
            <text:p text:style-name="P8">Justificativa</text:p>
          </table:table-cell>
          <table:table-cell table:style-name="Tabela2.B2" office:value-type="string">
            <text:p text:style-name="P8">Responsável</text:p>
          </table:table-cell>
        </table:table-row>
        <table:table-row>
          <table:table-cell table:style-name="Tabela2.A2" office:value-type="string">
            <text:p text:style-name="P9">1.0</text:p>
          </table:table-cell>
          <table:table-cell table:style-name="Tabela2.B2" office:value-type="string">
            <text:p text:style-name="P9">22/03/2018</text:p>
          </table:table-cell>
          <table:table-cell table:style-name="Tabela2.B2" office:value-type="string">
            <text:p text:style-name="P9">André Viana</text:p>
          </table:table-cell>
          <table:table-cell table:style-name="Tabela2.B2" office:value-type="string">
            <text:p text:style-name="P9">Versão original</text:p>
          </table:table-cell>
          <table:table-cell table:style-name="Tabela2.B2" office:value-type="string">
            <text:p text:style-name="P9">Bruna C. Tegon,</text:p>
            <text:p text:style-name="P9">Daniel M. Loureiro,</text:p>
            <text:p text:style-name="P9">Huxley R. L. Gomes</text:p>
          </table:table-cell>
        </table:table-row>
        <table:table-row>
          <table:table-cell table:style-name="Tabela2.A2" office:value-type="string">
            <text:p text:style-name="P9">1.1</text:p>
          </table:table-cell>
          <table:table-cell table:style-name="Tabela2.B2" office:value-type="string">
            <text:p text:style-name="P9">30/04/2018</text:p>
          </table:table-cell>
          <table:table-cell table:style-name="Tabela2.B2" office:value-type="string">
            <text:p text:style-name="P9">André Viana</text:p>
          </table:table-cell>
          <table:table-cell table:style-name="Tabela2.B2" office:value-type="string">
            <text:p text:style-name="P9">Adequação de níveis de acesso do colaborador</text:p>
          </table:table-cell>
          <table:table-cell table:style-name="Tabela2.B2" office:value-type="string">
            <text:p text:style-name="P9">Bruna C. Tegon</text:p>
          </table:table-cell>
        </table:table-row>
        <table:table-row>
          <table:table-cell table:style-name="Tabela2.A2" office:value-type="string">
            <text:p text:style-name="P9">1.2</text:p>
          </table:table-cell>
          <table:table-cell table:style-name="Tabela2.B2" office:value-type="string">
            <text:p text:style-name="P9">19/10/2018</text:p>
          </table:table-cell>
          <table:table-cell table:style-name="Tabela2.B2" office:value-type="string">
            <text:p text:style-name="P9">Equipe de <text:span text:style-name="T4">d</text:span>esenvolvimento</text:p>
          </table:table-cell>
          <table:table-cell table:style-name="Tabela2.B2" office:value-type="string">
            <text:p text:style-name="P17"><text:span text:style-name="Default_20_Paragraph_20_Font"><text:span text:style-name="T5">Inclusão de módulo Ajuda para abertura de </text:span></text:span><text:span text:style-name="Default_20_Paragraph_20_Font"><text:span text:style-name="T6">tickets</text:span></text:span><text:span text:style-name="Default_20_Paragraph_20_Font"><text:span text:style-name="T5">; inclusão de cadastro de analista; exclusão de cadastro de turmas (o registro de dados ao treinamento é efetuado no cadastro no cliente)</text:span></text:span></text:p>
          </table:table-cell>
          <table:table-cell table:style-name="Tabela2.B2" office:value-type="string">
            <text:p text:style-name="P9">Bruna C. Tegon</text:p>
          </table:table-cell>
        </table:table-row>
        <table:table-row>
          <table:table-cell table:style-name="Tabela2.A2" office:value-type="string">
            <text:p text:style-name="P9">1.3</text:p>
          </table:table-cell>
          <table:table-cell table:style-name="Tabela2.B2" office:value-type="string">
            <text:p text:style-name="P9">21/10/2018</text:p>
          </table:table-cell>
          <table:table-cell table:style-name="Tabela2.B2" office:value-type="string">
            <text:p text:style-name="P9">Equipe de <text:span text:style-name="T4">d</text:span>esenvolvimento</text:p>
          </table:table-cell>
          <table:table-cell table:style-name="Tabela2.B2" office:value-type="string">
            <text:p text:style-name="P17"><text:span text:style-name="Default_20_Paragraph_20_Font"><text:span text:style-name="T5">Inclusão de </text:span></text:span><text:span text:style-name="Default_20_Paragraph_20_Font"><text:span text:style-name="T6">view</text:span></text:span><text:span text:style-name="Default_20_Paragraph_20_Font"><text:span text:style-name="T5"> ao gerenciamento de agendamentos e disponibilização de novos protótipos</text:span></text:span></text:p>
          </table:table-cell>
          <table:table-cell table:style-name="Tabela2.B2" office:value-type="string">
            <text:p text:style-name="P10">Bruna C. Tegon, Daniel M. Loureiro</text:p>
          </table:table-cell>
        </table:table-row>
        <table:table-row>
          <table:table-cell table:style-name="Tabela2.A2" office:value-type="string">
            <text:p text:style-name="P9">1.4</text:p>
          </table:table-cell>
          <table:table-cell table:style-name="Tabela2.B2" office:value-type="string">
            <text:p text:style-name="P9">20/03/2019</text:p>
          </table:table-cell>
          <table:table-cell table:style-name="Tabela2.B2" office:value-type="string">
            <text:p text:style-name="P9">Equipe de <text:span text:style-name="T4">d</text:span>esenvolvimento</text:p>
          </table:table-cell>
          <table:table-cell table:style-name="Tabela2.B2" office:value-type="string">
            <text:p text:style-name="P17"><text:span text:style-name="Default_20_Paragraph_20_Font"><text:span text:style-name="T9">Preenchimento do campo CEP e o </text:span></text:span><text:span text:style-name="Default_20_Paragraph_20_Font"><text:span text:style-name="T7">upload</text:span></text:span><text:span text:style-name="Default_20_Paragraph_20_Font"><text:span text:style-name="T9"> de foto serão opcionais ao cadastro de aluno; bloqueio do campo </text:span></text:span><text:span text:style-name="Default_20_Paragraph_20_Font"><text:span text:style-name="T7">status</text:span></text:span><text:span text:style-name="Default_20_Paragraph_20_Font"><text:span text:style-name="T9"> de mensalidade no fechamento mensal quando definido como pagamento efetuado; remoção de </text:span></text:span><text:span text:style-name="Default_20_Paragraph_20_Font"><text:span text:style-name="T8">grid</text:span></text:span><text:span text:style-name="Default_20_Paragraph_20_Font"><text:span text:style-name="T9"> de parceiros; remoção de </text:span></text:span><text:span text:style-name="Default_20_Paragraph_20_Font"><text:span text:style-name="T7">chat</text:span></text:span><text:span text:style-name="Default_20_Paragraph_20_Font"><text:span text:style-name="T9">; remoção do cadastro de analistas; remoção de limitação ao agendamento mensal de avaliações físicas; remoção de possibilidade de exclusão de avaliação física</text:span></text:span></text:p>
          </table:table-cell>
          <table:table-cell table:style-name="Tabela2.B2" office:value-type="string">
            <text:p text:style-name="P10">Bruna C. Tegon, Daniel M. Loureiro, Renan C. Neves</text:p>
          </table:table-cell>
        </table:table-row>
        <table:table-row>
          <table:table-cell table:style-name="Tabela2.A2" office:value-type="string">
            <text:p text:style-name="P11">1.5</text:p>
          </table:table-cell>
          <table:table-cell table:style-name="Tabela2.B2" office:value-type="string">
            <text:p text:style-name="P11">05/05/2019</text:p>
          </table:table-cell>
          <table:table-cell table:style-name="Tabela2.B2" office:value-type="string">
            <text:p text:style-name="P12">Equipe de <text:span text:style-name="T4">d</text:span>esenvolvimento</text:p>
          </table:table-cell>
          <table:table-cell table:style-name="Tabela2.B2" office:value-type="string">
            <text:p text:style-name="P11">Remoção da limitação de cinco alunos para data e horário em agendamento de aula experimental </text:p>
          </table:table-cell>
          <table:table-cell table:style-name="Tabela2.B2" office:value-type="string">
            <text:p text:style-name="P15">Bruna C. Tegon</text:p>
          </table:table-cell>
        </table:table-row>
        <table:table-row>
          <table:table-cell table:style-name="Tabela2.A2" office:value-type="string">
            <text:p text:style-name="P13">1.6</text:p>
          </table:table-cell>
          <table:table-cell table:style-name="Tabela2.B2" office:value-type="string">
            <text:p text:style-name="P13">28/0<text:span text:style-name="T10">9</text:span>/2019</text:p>
          </table:table-cell>
          <table:table-cell table:style-name="Tabela2.B2" office:value-type="string">
            <text:p text:style-name="P13">Equipe de desenvolvimento</text:p>
          </table:table-cell>
          <table:table-cell table:style-name="Tabela2.B2" office:value-type="string">
            <text:p text:style-name="P11"><text:span text:style-name="T10">V</text:span>alidação de duplicidade de filial por CNPJ; <text:span text:style-name="T11">validação em remoção de filial; </text:span>validação de duplicidade de aluno e colaborador por CPF e <text:span text:style-name="T13">e</text:span>-<text:span text:style-name="T13">mail;</text:span> <text:soft-page-break/>remoção do requisito de bloqueio de atualizações para meses precedentes em mensalidades; frequência <text:span text:style-name="T10">do treinamento </text:span>opcional <text:span text:style-name="T10">n</text:span>o cadastro do aluno; validação <text:span text:style-name="T10">em</text:span> agendamento de aula experimental e de avaliação física para datas anteriores ao dia atual</text:p>
          </table:table-cell>
          <table:table-cell table:style-name="Tabela2.B2" office:value-type="string">
            <text:p text:style-name="P15">Bruna C. Tegon</text:p>
          </table:table-cell>
        </table:table-row>
        <table:table-row>
          <table:table-cell table:style-name="Tabela2.A2" office:value-type="string">
            <text:p text:style-name="P14">1.7</text:p>
          </table:table-cell>
          <table:table-cell table:style-name="Tabela2.B2" office:value-type="string">
            <text:p text:style-name="P14">20/10/2019</text:p>
          </table:table-cell>
          <table:table-cell table:style-name="Tabela2.B2" office:value-type="string">
            <text:p text:style-name="P14">Equipe de desenvolvimento</text:p>
          </table:table-cell>
          <table:table-cell table:style-name="Tabela2.B2" office:value-type="string">
            <text:p text:style-name="P14">Inclusão de módulo para <text:span text:style-name="T13">backup</text:span> e <text:span text:style-name="T13">restore</text:span>; remoção do <text:s/>filtro de visualização de registros por filial de cadastro para colaboradores; remoção da limitação de agendamento <text:span text:style-name="T89">individual </text:span>de avaliação física; redefinição de senha por <text:span text:style-name="T13">link</text:span></text:p>
          </table:table-cell>
          <table:table-cell table:style-name="Tabela2.B2" office:value-type="string">
            <text:p text:style-name="P16">Bruna C. Tegon</text:p>
          </table:table-cell>
        </table:table-row>
      </table:table>
      <text:p text:style-name="P2"/>
      <text:p text:style-name="P2">Convenções adotadas:</text:p>
      <text:p text:style-name="P5">Neste documento, a organização “AVIPfit – Treinamento e Saúde” será referenciada apenas como CLIENTE;</text:p>
      <text:p text:style-name="P5">Neste documento, a equipe de discentes cursando Sistemas de Informação será referenciada apenas como FORNECEDOR.</text:p>
      <text:p text:style-name="P6"/>
      <text:p text:style-name="P2">Introdução</text:p>
      <text:p text:style-name="P5">Este documento descreve os requisitos do produto “Sistema AVIPfit – Treinamento e Saúde”, desenvolvido pelo FORNECEDOR segundo solicitação do CLIENTE.</text:p>
      <text:p text:style-name="P6"/>
      <text:p text:style-name="P5"><text:span text:style-name="Default_20_Paragraph_20_Font"><text:span text:style-name="T20">Stakeholder Request</text:span></text:span><text:span text:style-name="Default_20_Paragraph_20_Font"><text:span text:style-name="T37"> (STRQ)</text:span></text:span></text:p>
      <text:p text:style-name="P5">Domínio em estudo: organização “AVIPfit – Treinamento e Saúde”.</text:p>
      <text:p text:style-name="P2"/>
      <text:p text:style-name="P2">STRQ1 - Cadastro de filiais</text:p>
      <text:p text:style-name="P5"><text:span text:style-name="Default_20_Paragraph_20_Font"><text:span text:style-name="T37">Descrição</text:span></text:span>: O cadastro de filiais associar-se-á a gestão de colaboradores e alunos na organização e será efetuado pelo administrador do sistema.</text:p>
      <text:p text:style-name="P2">STRQ2 - Cadastro de exercícios físicos</text:p>
      <text:p text:style-name="P5"><text:span text:style-name="Default_20_Paragraph_20_Font"><text:span text:style-name="T37">Descrição</text:span></text:span>: O cadastro de exercícios físicos será efetuado pelo administrador ou por colaboradores para a disponibilização, com vídeos explicativos, ao perfil do aluno.</text:p>
      <text:p text:style-name="P2">STRQ3 - Cadastro de treinamentos</text:p>
      <text:p text:style-name="P5"><text:span text:style-name="Default_20_Paragraph_20_Font"><text:span text:style-name="T37">Descrição</text:span></text:span>: O cadastro de modalidades de treinamentos com associação de exercícios físicos será efetuado pelo administrador ou por colaboradores para disponibilização ao <text:soft-page-break/>perfil do aluno.</text:p>
      <text:p text:style-name="P2">STRQ4 - Cadastro de alunos</text:p>
      <text:p text:style-name="P5"><text:span text:style-name="Default_20_Paragraph_20_Font"><text:span text:style-name="T37">Descrição</text:span></text:span>: O cliente efetua o cadastro de alunos utilizando planilhas desconexas no <text:span text:style-name="Default_20_Paragraph_20_Font"><text:span text:style-name="T13">software </text:span></text:span><text:span text:style-name="Default_20_Paragraph_20_Font"><text:span text:style-name="T53">Microsoft</text:span></text:span><text:span text:style-name="Default_20_Paragraph_20_Font"><text:span text:style-name="T13"> </text:span></text:span><text:span text:style-name="Default_20_Paragraph_20_Font"><text:span text:style-name="T53">Excel</text:span></text:span> e não utiliza um sistema integrado ao armazenamento e acesso de dados dos alunos. Ao contexto de inscrição de alunos e pretensão de expansão da empresa, identifica-se a necessidade ao monitoramento facilitado dos dados por meio de um sistema de informação que articule acesso às informações e visibilidade integrada dos registros. Na visita ao <text:span text:style-name="Default_20_Paragraph_20_Font"><text:span text:style-name="T13">studio</text:span></text:span>, havendo interesse do aluno em matricular-se, o cadastro será efetuado pelo administrador ou por colaboradores.</text:p>
      <text:p text:style-name="P5"><text:span text:style-name="Default_20_Paragraph_20_Font"><text:span text:style-name="T37">STRQ5 - </text:span></text:span><text:span text:style-name="Default_20_Paragraph_20_Font"><text:span text:style-name="T20">Status</text:span></text:span><text:span text:style-name="Default_20_Paragraph_20_Font"><text:span text:style-name="T37"> de mensalidades dos alunos</text:span></text:span></text:p>
      <text:p text:style-name="P5"><text:span text:style-name="Default_20_Paragraph_20_Font"><text:span text:style-name="T37">Descrição</text:span></text:span>: O cliente efetua o gerenciamento de mensalidades de alunos utilizando planilhas desconexas no <text:span text:style-name="Default_20_Paragraph_20_Font"><text:span text:style-name="T13">software </text:span></text:span><text:span text:style-name="Default_20_Paragraph_20_Font"><text:span text:style-name="T53">Microsoft</text:span></text:span><text:span text:style-name="Default_20_Paragraph_20_Font"><text:span text:style-name="T13"> </text:span></text:span><text:span text:style-name="Default_20_Paragraph_20_Font"><text:span text:style-name="T53">Excel</text:span></text:span> e não utiliza um sistema à manipulação destes dados, articulando-se a necessidade ao monitoramento facilitado de pagamentos e débitos. A atualização de <text:span text:style-name="Default_20_Paragraph_20_Font"><text:span text:style-name="T13">status</text:span></text:span> de mensalidades de alunos será efetuada pelo administrador ou por colaboradores.</text:p>
      <text:p text:style-name="P2">STRQ6 - Cadastro de colaboradores</text:p>
      <text:p text:style-name="P5"><text:span text:style-name="Default_20_Paragraph_20_Font"><text:span text:style-name="T37">Descrição</text:span></text:span>: Conforme a pretensão de expansão do negócio e criação de filiais, o cliente necessita de um cadastro de colaboradores (com funções de <text:span text:style-name="Default_20_Paragraph_20_Font"><text:span text:style-name="T13">personal trainer</text:span></text:span> e recepcionista) efetuado pelo administrador do sistema.</text:p>
      <text:p text:style-name="P2">STRQ7 - Cadastro de parceiros</text:p>
      <text:p text:style-name="P5"><text:span text:style-name="Default_20_Paragraph_20_Font"><text:span text:style-name="T37">Descrição</text:span></text:span>: O cadastro de organizações parceiras associar-se-á a manutenção de informações gerais de parceiros para disponibilização à <text:span text:style-name="Default_20_Paragraph_20_Font"><text:span text:style-name="T13">webpage</text:span></text:span> fundamentando-se ao <text:span text:style-name="Default_20_Paragraph_20_Font"><text:span text:style-name="T13">marketing</text:span></text:span> e será efetuado pelo administrador do sistema.</text:p>
      <text:p text:style-name="P5"><text:span text:style-name="Default_20_Paragraph_20_Font"><text:span text:style-name="T37">STRQ8 - </text:span></text:span><text:span text:style-name="Default_20_Paragraph_20_Font"><text:span text:style-name="T20">Login</text:span></text:span></text:p>
      <text:p text:style-name="P5"><text:span text:style-name="Default_20_Paragraph_20_Font"><text:span text:style-name="T37">Descrição</text:span></text:span>: A aplicação <text:span text:style-name="Default_20_Paragraph_20_Font"><text:span text:style-name="T13">web</text:span></text:span> terá <text:span text:style-name="Default_20_Paragraph_20_Font"><text:span text:style-name="T13">login</text:span></text:span> para determinar o nível de acesso do usuário cadastrado (administrador, colaborador ou aluno).</text:p>
      <text:p text:style-name="P2">STRQ9 - Redefinição de senha</text:p>
      <text:p text:style-name="P5"><text:span text:style-name="Default_20_Paragraph_20_Font"><text:span text:style-name="T37">Descrição</text:span></text:span>: A aplicação <text:span text:style-name="Default_20_Paragraph_20_Font"><text:span text:style-name="T13">web</text:span></text:span> terá opção de redefinição de senha (esqueci minha senha).</text:p>
      <text:p text:style-name="P2">STRQ10 - Configurar agenda</text:p>
      <text:p text:style-name="P5"><text:span text:style-name="Default_20_Paragraph_20_Font"><text:span text:style-name="T37">Descrição</text:span></text:span>: Desenvolver-se-á recurso de configuração de agenda à especificação de dias da semana e horários permissíveis para aulas experimentais e avaliações físicas, cujo gerenciamento efetuar-se-á pelo administrador ou por colaboradores.</text:p>
      <text:p text:style-name="P2">STRQ11 - Agendamento de aula experimental</text:p>
      <text:p text:style-name="P5"><text:span text:style-name="Default_20_Paragraph_20_Font"><text:span text:style-name="T37">Descrição</text:span></text:span>: Desenvolver-se-á recurso de agendamento para que o público externo, ao acessar o <text:span text:style-name="Default_20_Paragraph_20_Font"><text:span text:style-name="T13">website</text:span></text:span> do <text:span text:style-name="Default_20_Paragraph_20_Font"><text:span text:style-name="T13">studio</text:span></text:span>, agende aulas experimentais. A definição de dias da semana <text:soft-page-break/>e horários permissíveis para aulas experimentais efetuar-se-á pelo administrador ou por colaboradores.</text:p>
      <text:p text:style-name="P2">STRQ12 - Agendamento de avaliação física</text:p>
      <text:p text:style-name="P5"><text:span text:style-name="Default_20_Paragraph_20_Font"><text:span text:style-name="T37">Descrição</text:span></text:span>: Desenvolver-se-á recurso de agendamento para que o aluno, ao acessar o <text:span text:style-name="Default_20_Paragraph_20_Font"><text:span text:style-name="T13">website</text:span></text:span> do <text:span text:style-name="Default_20_Paragraph_20_Font"><text:span text:style-name="T13">studio</text:span></text:span>, agende avaliações físicas. A definição de dias da semana e horários permissíveis para avaliações físicas efetuar-se-á pelo administrador ou por colaboradores.</text:p>
      <text:p text:style-name="P2">STRQ13 - Gerenciar agendamentos</text:p>
      <text:p text:style-name="P5"><text:span text:style-name="Default_20_Paragraph_20_Font"><text:span text:style-name="T37">Descrição</text:span></text:span>: Apresentar-se-á visão com os agendamentos de aula experimental e de avaliação física ao gerenciamento (aprovação/rejeição) do administrador ou colaboradores.</text:p>
      <text:p text:style-name="P2">STRQ14 - Manter avaliação física</text:p>
      <text:p text:style-name="P5"><text:span text:style-name="Default_20_Paragraph_20_Font"><text:span text:style-name="T37">Descrição</text:span></text:span>: O administrador ou os colaboradores registrarão dados de avaliações físicas aos perfis dos alunos para demonstração gráfica de progresso por meio da <text:span text:style-name="Default_20_Paragraph_20_Font"><text:span text:style-name="T13">webpage</text:span></text:span>.</text:p>
      <text:p text:style-name="P2">STRQ15 - Manter depoimentos</text:p>
      <text:p text:style-name="P5"><text:span text:style-name="Default_20_Paragraph_20_Font"><text:span text:style-name="T37">Descrição</text:span></text:span>: Área à descrição de opiniões do aluno sobre o serviço prestado pela AVIPfit. Os depoimentos submeter-se-ão à avaliação do administrador para publicação.</text:p>
      <text:p text:style-name="P5"><text:span text:style-name="Default_20_Paragraph_20_Font"><text:span text:style-name="T45">STRQ16 - Ajuda</text:span></text:span></text:p>
      <text:p text:style-name="P5"><text:span text:style-name="Default_20_Paragraph_20_Font"><text:span text:style-name="T45">Descrição</text:span></text:span><text:span text:style-name="T54">: O usuário (administrador, colaborador e aluno) reportará </text:span><text:bookmark-start text:name="_Hlk5389051"/><text:span text:style-name="T54">incidentes e solicitações </text:span><text:bookmark-end text:name="_Hlk5389051"/><text:span text:style-name="T54">por meio do módulo de Ajuda. Este módulo oportunizará a disponibilização de manuais e abertura de </text:span><text:span text:style-name="Default_20_Paragraph_20_Font"><text:span text:style-name="T27">ticket</text:span></text:span><text:span text:style-name="T54"> – especificando-se o </text:span><text:span text:style-name="Default_20_Paragraph_20_Font"><text:span text:style-name="T54">título, descrição e inclusão de anexo, e acompanhamento do </text:span></text:span><text:span text:style-name="Default_20_Paragraph_20_Font"><text:span text:style-name="T27">status</text:span></text:span><text:span text:style-name="Default_20_Paragraph_20_Font"><text:span text:style-name="T54"> do </text:span></text:span><text:span text:style-name="Default_20_Paragraph_20_Font"><text:span text:style-name="T27">ticket</text:span></text:span><text:span text:style-name="Default_20_Paragraph_20_Font"><text:span text:style-name="T54"> (usuários visualizarão somente os </text:span></text:span><text:span text:style-name="Default_20_Paragraph_20_Font"><text:span text:style-name="T27">tickets</text:span></text:span><text:span text:style-name="Default_20_Paragraph_20_Font"><text:span text:style-name="T54"> que criaram)</text:span></text:span><text:span text:style-name="T54">. Posteriormente à abertura de </text:span><text:span text:style-name="Default_20_Paragraph_20_Font"><text:span text:style-name="T27">ticket</text:span></text:span><text:span text:style-name="T54">, </text:span><text:span text:style-name="Default_20_Paragraph_20_Font"><text:span text:style-name="T54">o usuário receberá </text:span></text:span><text:span text:style-name="Default_20_Paragraph_20_Font"><text:span text:style-name="T27">e</text:span></text:span><text:span text:style-name="Default_20_Paragraph_20_Font"><text:span text:style-name="T54">-</text:span></text:span><text:span text:style-name="Default_20_Paragraph_20_Font"><text:span text:style-name="T27">mail</text:span></text:span><text:span text:style-name="Default_20_Paragraph_20_Font"><text:span text:style-name="T54"> de confirmação</text:span></text:span><text:span text:style-name="T54">. O analista acessará o módulo de Ajuda no sistema AVIPfit à manipulação de </text:span><text:span text:style-name="Default_20_Paragraph_20_Font"><text:span text:style-name="T27">tickets</text:span></text:span><text:span text:style-name="T54"> e apresentar-se-ão registros em tabela com </text:span><text:span text:style-name="Default_20_Paragraph_20_Font"><text:span text:style-name="T54">colunas ID (</text:span></text:span><text:span text:style-name="Default_20_Paragraph_20_Font"><text:span text:style-name="T27">identification</text:span></text:span><text:span text:style-name="Default_20_Paragraph_20_Font"><text:span text:style-name="T54"> </text:span></text:span><text:span text:style-name="Default_20_Paragraph_20_Font"><text:span text:style-name="T27">number</text:span></text:span><text:span text:style-name="Default_20_Paragraph_20_Font"><text:span text:style-name="T59">)</text:span></text:span><text:span text:style-name="Default_20_Paragraph_20_Font"><text:span text:style-name="T54">, título</text:span></text:span><text:bookmark-start text:name="_Hlk527719612"/><text:span text:style-name="Default_20_Paragraph_20_Font"><text:span text:style-name="T54">, classificação (</text:span></text:span><text:span text:style-name="Default_20_Paragraph_20_Font"><text:span text:style-name="T55">dúvida, </text:span></text:span><text:span text:style-name="T54">incidente e solicitaç</text:span><text:span text:style-name="T55">ão</text:span><text:span text:style-name="Default_20_Paragraph_20_Font"><text:span text:style-name="T54">), </text:span></text:span><text:span text:style-name="Default_20_Paragraph_20_Font"><text:span text:style-name="T27">status</text:span></text:span><text:span text:style-name="Default_20_Paragraph_20_Font"><text:span text:style-name="T54"> (aberto, em progresso, em revisão ou fechado) e prioridade (</text:span></text:span><text:span text:style-name="Default_20_Paragraph_20_Font"><text:span text:style-name="T55">baixa, média e alta</text:span></text:span><text:span text:style-name="Default_20_Paragraph_20_Font"><text:span text:style-name="T54">) </text:span></text:span><text:bookmark-end text:name="_Hlk527719612"/><text:span text:style-name="T54">com mecanismo de busca. Subsequente à validação, o analista responderá ao </text:span><text:span text:style-name="Default_20_Paragraph_20_Font"><text:span text:style-name="T27">ticket</text:span></text:span><text:span text:style-name="T54"> do usuário e solicitará a revisão para o fechamento, às seguintes ações de inclusão de comentários ao </text:span><text:span text:style-name="Default_20_Paragraph_20_Font"><text:span text:style-name="T27">review</text:span></text:span><text:span text:style-name="T54"> e fechamento </text:span><text:span text:style-name="Default_20_Paragraph_20_Font"><text:span text:style-name="T54">enviar-se-ão </text:span></text:span><text:span text:style-name="Default_20_Paragraph_20_Font"><text:span text:style-name="T27">e</text:span></text:span><text:span text:style-name="Default_20_Paragraph_20_Font"><text:span text:style-name="T54">-</text:span></text:span><text:span text:style-name="Default_20_Paragraph_20_Font"><text:span text:style-name="T27">mails</text:span></text:span><text:span text:style-name="Default_20_Paragraph_20_Font"><text:span text:style-name="T54"> ao usuário.</text:span></text:span></text:p>
      <text:p text:style-name="P2">STRQ17 - Relatório relação de alunos por modalidade de treinamento</text:p>
      <text:p text:style-name="P5"><text:span text:style-name="Default_20_Paragraph_20_Font"><text:span text:style-name="T37">Descrição</text:span></text:span>: O sistema emitirá relatório à determinação da quantidade de alunos por modalidade de treinamento nas filiais cadastradas, além do total organizacional. A permissão de visualização ao relatório definir-se-á ao administrador.</text:p>
      <text:p text:style-name="P2">STRQ18 - <text:span text:style-name="T14">Backup</text:span><text:span text:style-name="T68"> e </text:span><text:span text:style-name="T14">restore</text:span></text:p>
      <text:p text:style-name="P2"><text:span text:style-name="Default_20_Paragraph_20_Font">Descrição</text:span><text:span text:style-name="T69">: O </text:span><text:span text:style-name="T70">analista</text:span><text:span text:style-name="T69"> (</text:span><text:span text:style-name="T70">integrante da equipe de suporte do sistema</text:span><text:span text:style-name="T69">) </text:span><text:span text:style-name="T70">desempenhará as </text:span><text:soft-page-break/><text:span text:style-name="T70">ações de </text:span><text:span text:style-name="T30">backup</text:span><text:span text:style-name="T70"> e </text:span><text:span text:style-name="T30">restore</text:span><text:span text:style-name="T70"> de dados no sistema</text:span><text:span text:style-name="T69">.</text:span></text:p>
      <text:p text:style-name="P2">STRQ1<text:span text:style-name="T68">9</text:span> - Área do administrador</text:p>
      <text:p text:style-name="P5"><text:span text:style-name="Default_20_Paragraph_20_Font"><text:span text:style-name="T37">Descrição</text:span></text:span>: O administrador (proprietário da organização) terá permissão, após efetuar <text:span text:style-name="Default_20_Paragraph_20_Font"><text:span text:style-name="T13">login</text:span></text:span>, à utilização de todas as funcionalidades do sistema.</text:p>
      <text:p text:style-name="P2">STRQ<text:span text:style-name="T68">20</text:span> - Área do colaborador</text:p>
      <text:p text:style-name="P5"><text:span text:style-name="Default_20_Paragraph_20_Font"><text:span text:style-name="T37">Descrição</text:span></text:span>: Os colaboradores terão permissão, após efetuarem <text:span text:style-name="Default_20_Paragraph_20_Font"><text:span text:style-name="T13">login</text:span></text:span>, ao cadastro de exercícios físicos, cadastro de treinamentos, cadastro de alunos, à alteração de <text:span text:style-name="Default_20_Paragraph_20_Font"><text:span text:style-name="T13">status</text:span></text:span> de mensalidades, à configuração e aprovação de agendamentos e ao registro de avaliações físicas aos perfis dos alunos, além de visualização às informações institucionais da <text:span text:style-name="Default_20_Paragraph_20_Font"><text:span text:style-name="T13">homepage</text:span></text:span>, filiais, parceiros, depoimentos e ao módulo ajuda.</text:p>
      <text:p text:style-name="P2">STRQ2<text:span text:style-name="T68">1</text:span> - Área do aluno</text:p>
      <text:p text:style-name="P5"><text:span text:style-name="Default_20_Paragraph_20_Font"><text:span text:style-name="T37">Descrição</text:span></text:span>: O aluno AVIPfit, após efetuar <text:span text:style-name="Default_20_Paragraph_20_Font"><text:span text:style-name="T13">login</text:span></text:span>, visualizará as informações institucionais da <text:span text:style-name="Default_20_Paragraph_20_Font"><text:span text:style-name="T13">homepage</text:span></text:span>, filiais, treinamentos aos quais está cadastrado com disponibilização de vídeos explicativos aos exercícios, parceiros, agendamento de avaliações físicas, gráficos de progresso de avaliações físicas, terá permissão para visualizar e criar depoimentos e acesso ao módulo ajuda.</text:p>
      <text:p text:style-name="P2">STRQ2<text:span text:style-name="T68">2</text:span> - Área do público externo</text:p>
      <text:p text:style-name="P5"><text:span text:style-name="Default_20_Paragraph_20_Font"><text:span text:style-name="T37">Descrição</text:span></text:span>: O público externo não efetuará <text:span text:style-name="Default_20_Paragraph_20_Font"><text:span text:style-name="T13">login</text:span></text:span> na <text:span text:style-name="Default_20_Paragraph_20_Font"><text:span text:style-name="T13">webpage</text:span></text:span> e visualizará as informações institucionais da <text:span text:style-name="Default_20_Paragraph_20_Font"><text:span text:style-name="T13">homepage</text:span></text:span>, filiais, parceiros, agendamento de aulas experimentais e depoimentos.</text:p>
      <text:p text:style-name="P5"><text:span text:style-name="Default_20_Paragraph_20_Font"><text:span text:style-name="T37">STRQ2</text:span></text:span><text:span text:style-name="Default_20_Paragraph_20_Font"><text:span text:style-name="T38">3</text:span></text:span><text:span text:style-name="Default_20_Paragraph_20_Font"><text:span text:style-name="T37"> - Área do </text:span></text:span><text:span text:style-name="Default_20_Paragraph_20_Font"><text:span text:style-name="T36">analista</text:span></text:span></text:p>
      <text:p text:style-name="P5"><text:span text:style-name="Default_20_Paragraph_20_Font"><text:span text:style-name="T37">Descrição</text:span></text:span>: O analista terá permissão, após efetuar <text:span text:style-name="Default_20_Paragraph_20_Font"><text:span text:style-name="T13">login</text:span></text:span>, ao gerenciamento do módulo de <text:span text:style-name="Default_20_Paragraph_20_Font"><text:span text:style-name="T54">suporte </text:span></text:span><text:span text:style-name="Default_20_Paragraph_20_Font"><text:span text:style-name="T56">(</text:span></text:span><text:span text:style-name="Default_20_Paragraph_20_Font"><text:span text:style-name="T29">tickets</text:span></text:span><text:span text:style-name="Default_20_Paragraph_20_Font"><text:span text:style-name="T56">, manuais,</text:span></text:span><text:span text:style-name="Default_20_Paragraph_20_Font"><text:span text:style-name="T54"> </text:span></text:span><text:span text:style-name="Default_20_Paragraph_20_Font"><text:span text:style-name="T29">backup</text:span></text:span><text:span text:style-name="Default_20_Paragraph_20_Font"><text:span text:style-name="T56"> e </text:span></text:span><text:span text:style-name="Default_20_Paragraph_20_Font"><text:span text:style-name="T29">restore</text:span></text:span><text:span text:style-name="Default_20_Paragraph_20_Font"><text:span text:style-name="T60">)</text:span></text:span><text:span text:style-name="Default_20_Paragraph_20_Font"><text:span text:style-name="T54">.</text:span></text:span></text:p>
      <text:p text:style-name="P5"/>
      <text:p text:style-name="P2">Necessidade (NEC)</text:p>
      <text:p text:style-name="P2">NEC1 - Melhorar o gerenciamento do setor administrativo</text:p>
      <text:p text:style-name="P5"><text:span text:style-name="Default_20_Paragraph_20_Font"><text:span text:style-name="T37">Descrição</text:span></text:span>: O cliente não possui sistema integrado para executar atividades administrativas. Por conseguinte, necessita automatizar atividades operacionais, redirecionando o enfoque organizacional para atividades estratégicas.</text:p>
      <text:p text:style-name="P2">NEC2 - Acesso remoto de avaliações físicas</text:p>
      <text:p text:style-name="P5"><text:span text:style-name="Default_20_Paragraph_20_Font"><text:span text:style-name="T37">Descrição</text:span></text:span>: Possibilitar aos alunos o acesso às avaliações físicas, substituindo-se a impressão de documentos pelo compartilhamento em <text:span text:style-name="Default_20_Paragraph_20_Font"><text:span text:style-name="T13">webpage</text:span></text:span>.</text:p>
      <text:p text:style-name="P2">NEC3 - Acesso remoto de informações</text:p>
      <text:p text:style-name="P5"><text:span text:style-name="Default_20_Paragraph_20_Font"><text:span text:style-name="T37">Descrição</text:span></text:span>: Disponibilizar aos alunos acesso aos treinamentos e exercícios.</text:p>
      <text:p text:style-name="P5"><text:span text:style-name="Default_20_Paragraph_20_Font"><text:span text:style-name="T37">NEC4 - </text:span></text:span><text:span text:style-name="Default_20_Paragraph_20_Font"><text:span text:style-name="T20">Marketing</text:span></text:span></text:p>
      <text:p text:style-name="P5"><text:soft-page-break/><text:span text:style-name="Default_20_Paragraph_20_Font"><text:span text:style-name="T37">Descrição</text:span></text:span>: Facilitar o acesso de informações institucionais.</text:p>
      <text:p text:style-name="P2"/>
      <text:p text:style-name="P2">Requisitos não funcionais (RNF)</text:p>
      <text:p text:style-name="P2">RNF1 - Requisito de restrição tecnológica</text:p>
      <text:p text:style-name="P5"><text:span text:style-name="Default_20_Paragraph_20_Font"><text:span text:style-name="T37">Descrição</text:span></text:span>: Desenvolvimento de aplicação <text:span text:style-name="Default_20_Paragraph_20_Font"><text:span text:style-name="T13">web</text:span></text:span>. – Requisito não funcional de produto.</text:p>
      <text:p text:style-name="P2">RNF2 - Requisito gerencial</text:p>
      <text:p text:style-name="P5"><text:span text:style-name="Default_20_Paragraph_20_Font"><text:span text:style-name="T37">Descrição</text:span></text:span>: Prazo de desenvolvimento – o sistema AVIPfit será concluído em dezembro de 2019. – Requisito não funcional de projeto.</text:p>
      <text:p text:style-name="P2">RNF3 - Requisito de confiabilidade</text:p>
      <text:p text:style-name="P5"><text:span text:style-name="Default_20_Paragraph_20_Font"><text:span text:style-name="T37">Descrição</text:span></text:span>: O sistema AVIPfit terá disponibilidade 24x7. – Requisito não funcional de produto.</text:p>
      <text:p text:style-name="P2">RNF4 - Requisito de desempenho</text:p>
      <text:p text:style-name="P5"><text:span text:style-name="Default_20_Paragraph_20_Font"><text:span text:style-name="T37">Descrição</text:span></text:span>: Consultas aos dados do usuário efetuar-se-ão em até três segundos. – Requisito não funcional de produto.</text:p>
      <text:p text:style-name="P2">RNF5 - Requisito de portabilidade</text:p>
      <text:p text:style-name="P5"><text:span text:style-name="Default_20_Paragraph_20_Font"><text:span text:style-name="T37">Descrição</text:span></text:span>: O sistema AVIPfit será portável para dispositivos móveis. – Requisito não funcional de produto.</text:p>
      <text:p text:style-name="P2"/>
      <text:p text:style-name="P2">RNF6 - Requisito de usabilidade</text:p>
      <text:p text:style-name="P5"><text:span text:style-name="Default_20_Paragraph_20_Font"><text:span text:style-name="T45">Descrição</text:span></text:span><text:span text:style-name="T54">: Efetuar-se-á o registro de usuários ao sistema AVIPfit em 3 minutos.</text:span> – Requisito não funcional de produto.</text:p>
      <text:p text:style-name="P2">RNF7 - Requisito de segurança I</text:p>
      <text:p text:style-name="P5"><text:span text:style-name="Default_20_Paragraph_20_Font"><text:span text:style-name="T37">Descrição</text:span></text:span>: O acesso ao sistema consolidar-se-á por autenticação de <text:span text:style-name="Default_20_Paragraph_20_Font"><text:span text:style-name="T13">login</text:span></text:span> e senha autorizando visualização de recursos pertinentes ao nível de acesso.</text:p>
      <text:p text:style-name="P2">RNF8 - Requisito de segurança II</text:p>
      <text:p text:style-name="P5"><text:span text:style-name="Default_20_Paragraph_20_Font"><text:span text:style-name="T45">Descrição</text:span></text:span><text:span text:style-name="T54">: </text:span><text:span text:style-name="Default_20_Paragraph_20_Font"><text:span text:style-name="T28">Backup</text:span></text:span><text:span text:style-name="T54"> de dados: efetuar-se-á, semanalmente </text:span><text:span text:style-name="T57">ou sob demanda</text:span><text:span text:style-name="T54">, o </text:span><text:span text:style-name="Default_20_Paragraph_20_Font"><text:span text:style-name="T28">backup</text:span></text:span><text:span text:style-name="T54"> dos dados do sistema e as cópias de </text:span><text:span text:style-name="Default_20_Paragraph_20_Font"><text:span text:style-name="T28">backup</text:span></text:span><text:span text:style-name="T54"> serão armazenadas em local seguro. – Requisito não funcional de produto.</text:span></text:p>
      <text:p text:style-name="P2"/>
      <text:p text:style-name="P2">Requisitos funcionais de interface e negócio (RFI e RFN) e protótipos de telas</text:p>
      <text:p text:style-name="P2">RFI1 - Cadastro de filiais</text:p>
      <text:p text:style-name="P5">O sistema possuirá interface para inclusão, exclusão, alteração e consulta de filiais da organização. São dados de filiais: bairro; CEP; cidade; <text:span text:style-name="T74">CNPJ; estado;</text:span> logradouro; número; telefone. </text:p>
      <text:p text:style-name="P4"><text:span text:style-name="Default_20_Paragraph_20_Font"><text:span text:style-name="T48">Protótipos telas RFI1</text:span></text:span></text:p>
      <text:p text:style-name="P2"><text:soft-page-break/>RFN1.1 - Evitar duplicidade para <text:span text:style-name="T75">CNPJ</text:span> de filial</text:p>
      <text:p text:style-name="P5"><text:span text:style-name="Default_20_Paragraph_20_Font"><text:span text:style-name="T37">Descrição</text:span></text:span>: No cadastro de uma filial, o sistema verificará a existência do <text:span text:style-name="T74">CNPJ</text:span> na tabela associada. Caso o <text:span text:style-name="T74">CNJP</text:span> esteja cadastrado, o sistema apresentará mensagem de erro indicando “Filial já cadastrada.”.</text:p>
      <text:p text:style-name="P5"><text:span text:style-name="T37">RFN1.</text:span><text:span text:style-name="T39">2</text:span><text:span text:style-name="T37"> - Evitar </text:span><text:span text:style-name="T39">remoção de filial</text:span></text:p>
      <text:p text:style-name="P5"><text:span text:style-name="Default_20_Paragraph_20_Font"><text:span text:style-name="T71">Descrição</text:span></text:span><text:span text:style-name="T71">: No cadastro de uma filial, o sistema verificará se existem </text:span><text:span text:style-name="T72">administradores,</text:span><text:span text:style-name="T71"> alunos ou colaboradores associados. Caso existam registros associados, o sistema apresentará mensagem de erro indicando “Existem </text:span><text:span text:style-name="T72">administradores, </text:span><text:span text:style-name="T71">alunos </text:span><text:span text:style-name="T72">ou</text:span><text:span text:style-name="T71"> colaboradores associados à filial.”.</text:span></text:p>
      <text:p text:style-name="P2">RFI2 - Cadastro de exercícios físicos</text:p>
      <text:p text:style-name="P5"><text:span text:style-name="Default_20_Paragraph_20_Font"><text:span text:style-name="T73">O sistema possuirá interface para inclusão, exclusão, alteração e consulta de exercícios físicos. São dados de exercícios físicos: descrição; </text:span></text:span><text:span text:style-name="Default_20_Paragraph_20_Font"><text:span text:style-name="T31">l</text:span></text:span><text:span text:style-name="Default_20_Paragraph_20_Font"><text:span text:style-name="T32">ink</text:span></text:span><text:span text:style-name="Default_20_Paragraph_20_Font"><text:span text:style-name="T73"> do vídeo; nome.</text:span></text:span></text:p>
      <text:p text:style-name="P5"><text:span text:style-name="Default_20_Paragraph_20_Font"><text:span text:style-name="T48">Protótipos telas RFI2</text:span></text:span></text:p>
      <text:p text:style-name="P5"><text:span text:style-name="Default_20_Paragraph_20_Font"><text:span text:style-name="T37">RFN2.1 - Evitar duplicidade de exercício físico</text:span></text:span></text:p>
      <text:p text:style-name="P5"><text:span text:style-name="Default_20_Paragraph_20_Font"><text:span text:style-name="T37">Descrição</text:span></text:span>: No cadastro de um exercício físico, o sistema verificará a existência do nome do exercício na tabela associada. Caso o exercício físico esteja cadastrado, o sistema apresentará mensagem de erro indicando “Exercício físico já cadastrado.”.</text:p>
      <text:p text:style-name="P5"><text:span text:style-name="Default_20_Paragraph_20_Font"><text:span text:style-name="T37">RFN2.2 - Evitar duplicidade de </text:span></text:span><text:span text:style-name="Default_20_Paragraph_20_Font"><text:span text:style-name="T20">links</text:span></text:span><text:span text:style-name="Default_20_Paragraph_20_Font"><text:span text:style-name="T37"> de vídeos em exercícios físicos</text:span></text:span></text:p>
      <text:p text:style-name="P5"><text:span text:style-name="Default_20_Paragraph_20_Font"><text:span text:style-name="T37">Descrição</text:span></text:span>: No cadastro ou edição de um exercício físico, o sistema verificará a existência do <text:span text:style-name="Default_20_Paragraph_20_Font"><text:span text:style-name="T13">link</text:span></text:span> na tabela associada. Caso o <text:span text:style-name="Default_20_Paragraph_20_Font"><text:span text:style-name="T13">link</text:span></text:span> esteja cadastrado, o sistema apresentará mensagem de erro indicando “<text:span text:style-name="Default_20_Paragraph_20_Font"><text:span text:style-name="T13">Link</text:span></text:span> <text:span text:style-name="T11">já cadastrado</text:span>.”.</text:p>
      <text:p text:style-name="P5"><text:span text:style-name="Default_20_Paragraph_20_Font"><text:span text:style-name="T37">RFN2.3 - </text:span></text:span><text:span text:style-name="Default_20_Paragraph_20_Font"><text:span text:style-name="T20">Link</text:span></text:span><text:span text:style-name="Default_20_Paragraph_20_Font"><text:span text:style-name="T37"> de vídeos opcional</text:span></text:span></text:p>
      <text:p text:style-name="P5"><text:span text:style-name="Default_20_Paragraph_20_Font"><text:span text:style-name="T37">Descrição</text:span></text:span>: A associação de <text:span text:style-name="Default_20_Paragraph_20_Font"><text:span text:style-name="T13">links</text:span></text:span> será opcional.</text:p>
      <text:p text:style-name="P2">RFI3 - Cadastro de treinamentos</text:p>
      <text:p text:style-name="P5">O sistema possuirá interface para inclusão, exclusão, alteração e consulta de treinamentos. São dados de treinamentos: exercícios envolvidos; nome.</text:p>
      <text:p text:style-name="P4"><text:span text:style-name="Default_20_Paragraph_20_Font"><text:span text:style-name="T48">Protótipos telas RFI3</text:span></text:span></text:p>
      <text:p text:style-name="P2">RFN3.1 - Evitar duplicidade de treinamento</text:p>
      <text:p text:style-name="P5"><text:span text:style-name="Default_20_Paragraph_20_Font"><text:span text:style-name="T37">Descrição</text:span></text:span>: No cadastro de um treinamento, o sistema verificará a existência do nome do treinamento na tabela associada. Caso o treinamento esteja cadastrado, o sistema apresentará mensagem de erro indicando “Treinamento já cadastrado.”.</text:p>
      <text:p text:style-name="P2">RFN3.2 - Evitar duplicidade de exercício físico em treinamento</text:p>
      <text:p text:style-name="P5"><text:span text:style-name="Default_20_Paragraph_20_Font"><text:span text:style-name="T37">Descrição</text:span></text:span>: No cadastro ou edição de um treinamento, o sistema não permitirá associação duplicada de exercícios físicos.</text:p>
      <text:p text:style-name="P2">RFI4 - Cadastro de alunos</text:p>
      <text:p text:style-name="P5"><text:soft-page-break/>O sistema possuirá interface para inclusão, exclusão, alteração e consulta de alunos. São dados de alunos: bairro; CEP; cidade; CPF; data de nascimento; dias da semana e horários ao treinamento; dia de pagamento de mensalidade; <text:span text:style-name="Default_20_Paragraph_20_Font"><text:span text:style-name="T12">e</text:span></text:span><text:span text:style-name="Default_20_Paragraph_20_Font"><text:span text:style-name="T53">-</text:span></text:span><text:span text:style-name="Default_20_Paragraph_20_Font"><text:span text:style-name="T13">mail</text:span></text:span>; <text:span text:style-name="T11">estado;</text:span> filial; foto; logradouro; nome; número; senha; <text:span text:style-name="T76">sexo; </text:span>telefone; treinamento; valor de mensalidade.</text:p>
      <text:p text:style-name="P3">Protótipos telas RFI4</text:p>
      <text:p text:style-name="P5"><text:span text:style-name="Default_20_Paragraph_20_Font"><text:span text:style-name="T45">RFN4.1 - Evitar duplicidade de CPF </text:span></text:span><text:span text:style-name="Default_20_Paragraph_20_Font"><text:span text:style-name="T46">e </text:span></text:span><text:span text:style-name="Default_20_Paragraph_20_Font"><text:span text:style-name="T23">e</text:span></text:span><text:span text:style-name="Default_20_Paragraph_20_Font"><text:span text:style-name="T46">-</text:span></text:span><text:span text:style-name="Default_20_Paragraph_20_Font"><text:span text:style-name="T23">mail</text:span></text:span><text:span text:style-name="Default_20_Paragraph_20_Font"><text:span text:style-name="T46"> </text:span></text:span><text:span text:style-name="Default_20_Paragraph_20_Font"><text:span text:style-name="T45">do aluno</text:span></text:span></text:p>
      <text:p text:style-name="P5"><text:span text:style-name="Default_20_Paragraph_20_Font"><text:span text:style-name="T37">Descrição</text:span></text:span>: No cadastro de um aluno, o sistema verificará a existência do CPF <text:span text:style-name="T11">e </text:span><text:span text:style-name="T15">e</text:span><text:span text:style-name="T11">-</text:span><text:span text:style-name="T15">mail</text:span><text:span text:style-name="T11"> </text:span>na tabela associada. Caso o CPF esteja cadastrado, o sistema apresentará mensagem de erro indicando “CPF já cadastrado.” <text:span text:style-name="T11">e caso o </text:span><text:span text:style-name="T15">e</text:span><text:span text:style-name="T11">-</text:span><text:span text:style-name="T15">mail</text:span><text:span text:style-name="T11"> esteja cadastrado, o sistema apresentará mensagem de erro indicando “</text:span><text:span text:style-name="T15">E</text:span><text:span text:style-name="T11">-</text:span><text:span text:style-name="T15">mail</text:span><text:span text:style-name="T61"> já</text:span><text:span text:style-name="T11"> cadastrado.”.</text:span></text:p>
      <text:p text:style-name="P2">RFN4.2 - Definição de senha</text:p>
      <text:p text:style-name="P5"><text:span text:style-name="Default_20_Paragraph_20_Font"><text:span text:style-name="T37">Descrição</text:span></text:span>: No cadastro de um aluno, o sistema verificará se a senha especificada aos campos senha e confirmação são idênticas e se possuem oito caracteres. Caso as senhas divirjam ou possuam quantidade de caracteres inferior, o sistema apresentará, respectivamente, as seguintes mensagens de erro indicando “As senhas não correspondem.” e “Informe a senha com oito caracteres.”. <text:span text:style-name="Default_20_Paragraph_20_Font"><text:span text:style-name="T54">Os campos senha e confirmação não serão apresentados para a edição de registros</text:span></text:span><text:span text:style-name="T54">. </text:span></text:p>
      <text:p text:style-name="P5"><text:span text:style-name="Default_20_Paragraph_20_Font"><text:span text:style-name="T45">RFN4.3 - Campos CEP, foto </text:span></text:span><text:span text:style-name="Default_20_Paragraph_20_Font"><text:span text:style-name="T46">e frequência</text:span></text:span><text:span text:style-name="Default_20_Paragraph_20_Font"><text:span text:style-name="T45"> opcionais</text:span></text:span></text:p>
      <text:p text:style-name="P5"><text:span text:style-name="Default_20_Paragraph_20_Font"><text:span text:style-name="T37">Descrição</text:span></text:span>: O preenchimento do campo CEP, o <text:span text:style-name="Default_20_Paragraph_20_Font"><text:span text:style-name="T12">upload</text:span></text:span> de foto <text:span text:style-name="T11">e o dia da semana e horário de treinamento</text:span> serão opcionais.</text:p>
      <text:p text:style-name="P2">RFI5 - Mensalidades</text:p>
      <text:p text:style-name="P5">O sistema possuirá interface para consulta e alteração de <text:span text:style-name="Default_20_Paragraph_20_Font"><text:span text:style-name="T13">status</text:span></text:span> de mensalidades de alunos. São dados de mensalidades: lista de alunos com colunas <text:span text:style-name="T75">ao</text:span> <text:span text:style-name="T77">n</text:span>ome <text:span text:style-name="T75">do aluno</text:span>, <text:span text:style-name="T75">dia de vencimento da mensalidade, competência</text:span> e <text:span text:style-name="Default_20_Paragraph_20_Font"><text:span text:style-name="T12">s</text:span></text:span><text:span text:style-name="Default_20_Paragraph_20_Font"><text:span text:style-name="T13">tatus</text:span></text:span> de mensalidade aos alunos cadastrados (<text:span text:style-name="T11">pendente, </text:span>em débito <text:span text:style-name="T11">e</text:span> pagamento efetuado).</text:p>
      <text:p text:style-name="P5"><text:span text:style-name="Default_20_Paragraph_20_Font"><text:span text:style-name="T48">Protótipo tela RFI5</text:span></text:span></text:p>
      <text:p text:style-name="P5"><text:span text:style-name="Default_20_Paragraph_20_Font"><text:span text:style-name="T37">RFN5.1 - </text:span></text:span><text:span text:style-name="Default_20_Paragraph_20_Font"><text:span text:style-name="T20">Status</text:span></text:span><text:span text:style-name="Default_20_Paragraph_20_Font"><text:span text:style-name="T37"> de mensalidade</text:span></text:span></text:p>
      <text:p text:style-name="P5"><text:span text:style-name="Default_20_Paragraph_20_Font"><text:span text:style-name="T37">Descrição</text:span></text:span>: No cadastro de um aluno, definir-se-á o dia de vencimento da mensalidade, por conseguinte, o sistema atualizará o campo <text:span text:style-name="Default_20_Paragraph_20_Font"><text:span text:style-name="T13">status</text:span></text:span> em conformidade com a validação do campo data de pagamento, definindo o estado “Em débito” após a data especificada e que será atualizado pelo colaborador quando o aluno efetuar o pagamento.</text:p>
      <text:p text:style-name="P2">RFI6 - Cadastro de colaboradores</text:p>
      <text:p text:style-name="P5">O sistema possuirá interface para inclusão, exclusão, alteração e consulta de colaboradores da organização. São dados de colaboradores: bairro; CEP; cidade; CPF; data de nascimento; <text:span text:style-name="Default_20_Paragraph_20_Font"><text:span text:style-name="T12">e</text:span></text:span><text:span text:style-name="Default_20_Paragraph_20_Font"><text:span text:style-name="T53">-</text:span></text:span><text:span text:style-name="Default_20_Paragraph_20_Font"><text:span text:style-name="T13">mail</text:span></text:span>; <text:span text:style-name="T11">estado; </text:span>filial; foto; função do colaborador; logradouro; nome; <text:soft-page-break/>número; salário; senha<text:span text:style-name="T75">;</text:span> telefone.</text:p>
      <text:p text:style-name="P3">Protótipos telas RFI6</text:p>
      <text:p text:style-name="P5"><text:span text:style-name="Default_20_Paragraph_20_Font"><text:span text:style-name="T37">RFN6.1 - Evitar duplicidade d</text:span></text:span><text:span text:style-name="Default_20_Paragraph_20_Font"><text:span text:style-name="T45">e CPF </text:span></text:span><text:span text:style-name="Default_20_Paragraph_20_Font"><text:span text:style-name="T47">e </text:span></text:span><text:span text:style-name="Default_20_Paragraph_20_Font"><text:span text:style-name="T24">e</text:span></text:span><text:span text:style-name="Default_20_Paragraph_20_Font"><text:span text:style-name="T47">-</text:span></text:span><text:span text:style-name="Default_20_Paragraph_20_Font"><text:span text:style-name="T24">mail</text:span></text:span><text:span text:style-name="Default_20_Paragraph_20_Font"><text:span text:style-name="T47"> </text:span></text:span><text:span text:style-name="Default_20_Paragraph_20_Font"><text:span text:style-name="T45">d</text:span></text:span><text:span text:style-name="Default_20_Paragraph_20_Font"><text:span text:style-name="T37">o colaborador</text:span></text:span></text:p>
      <text:p text:style-name="P5"><text:span text:style-name="Default_20_Paragraph_20_Font"><text:span text:style-name="T37">Descrição</text:span></text:span>: No cadastro de um colaborador, o sistema verificará a existência do CPF e <text:span text:style-name="T13">e</text:span>-<text:span text:style-name="T13">mail</text:span> na tabela associada. Caso o CPF esteja cadastrado, o sistema apresentará mensagem de erro indicando “CPF já cadastrado.” e caso o <text:span text:style-name="T13">e</text:span>-<text:span text:style-name="T13">mail</text:span> esteja cadastrado, o sistema apresentará mensagem de erro indicando “<text:span text:style-name="T13">E</text:span>-<text:span text:style-name="T13">mail</text:span> já cadastrado.”.</text:p>
      <text:p text:style-name="P2">RFN6.2 - Funções organizacionais</text:p>
      <text:p text:style-name="P5"><text:span text:style-name="Default_20_Paragraph_20_Font"><text:span text:style-name="T37">Descrição</text:span></text:span>: Definir-se-ão duas funções para seleção ao cadastro de colaboradores da organização – <text:span text:style-name="Default_20_Paragraph_20_Font"><text:span text:style-name="T53">professor</text:span></text:span> e recepcionista.</text:p>
      <text:p text:style-name="P2">RFN6.3 - Definição de senha</text:p>
      <text:p text:style-name="P5"><text:span text:style-name="Default_20_Paragraph_20_Font"><text:span text:style-name="T37">Descrição</text:span></text:span>: <text:bookmark-start text:name="_Hlk5464057"/>No cadastro de um colaborador,<text:bookmark-end text:name="_Hlk5464057"/> o sistema verificará se a senha especificada aos campos senha e confirmação são idênticas e se possuem oito caracteres. Caso as senhas divirjam ou possuam quantidade de caracteres inferior, o sistema apresentará, respectivamente, as seguintes mensagens de erro indicando “As senhas não correspondem.” e “Informe a senha com oito caracteres.”. <text:span text:style-name="Default_20_Paragraph_20_Font"><text:span text:style-name="T54">Os campos senha e confirmação não serão apresentados para a edição de registros.</text:span></text:span><text:span text:style-name="T54"> </text:span></text:p>
      <text:p text:style-name="P5"><text:span text:style-name="Default_20_Paragraph_20_Font"><text:span text:style-name="T45">RFN6.4 - Campo foto opcional</text:span></text:span></text:p>
      <text:p text:style-name="P5"><text:span text:style-name="Default_20_Paragraph_20_Font"><text:span text:style-name="T37">Descrição</text:span></text:span>: O <text:span text:style-name="Default_20_Paragraph_20_Font"><text:span text:style-name="T12">upload</text:span></text:span> de foto será opcional.</text:p>
      <text:p text:style-name="P5"><text:span text:style-name="Default_20_Paragraph_20_Font"><text:span text:style-name="T37">RFI7 - Cadastro de parceiros</text:span></text:span></text:p>
      <text:p text:style-name="P5">O sistema possuirá interface para inclusão, exclusão, alteração e consulta de parceiros da organização. São dados de parceiros: bairro; CEP; cidade; CNPJ; <text:span text:style-name="Default_20_Paragraph_20_Font"><text:span text:style-name="T13">e</text:span></text:span><text:span text:style-name="Default_20_Paragraph_20_Font"><text:span text:style-name="T53">-</text:span></text:span><text:span text:style-name="Default_20_Paragraph_20_Font"><text:span text:style-name="T13">mail</text:span></text:span>; <text:span text:style-name="T78">estado; </text:span>imagem; logradouro; nome; número; telefone. </text:p>
      <text:p text:style-name="P3">Protótipos telas RFI7</text:p>
      <text:p text:style-name="P2">FN7.1 - Evitar duplicidade para CNPJ de parceiro</text:p>
      <text:p text:style-name="P5"><text:span text:style-name="Default_20_Paragraph_20_Font"><text:span text:style-name="T37">Descrição</text:span></text:span>: No cadastro de um parceiro, o sistema verificará a existência do CNPJ na tabela associada. Caso o CNPJ esteja cadastrado, o sistema apresentará mensagem de erro indicando “CNPJ já cadastrado.”.</text:p>
      <text:p text:style-name="P2">RFN7.2 - Campo imagem opcional</text:p>
      <text:p text:style-name="P5"><text:span text:style-name="Default_20_Paragraph_20_Font"><text:span text:style-name="T37">Descrição</text:span></text:span>: O <text:span text:style-name="Default_20_Paragraph_20_Font"><text:span text:style-name="T12">upload</text:span></text:span> de imagem será opcional.</text:p>
      <text:p text:style-name="P5"><text:span text:style-name="Default_20_Paragraph_20_Font"><text:span text:style-name="T45">RFI8 - </text:span></text:span><text:span text:style-name="Default_20_Paragraph_20_Font"><text:span text:style-name="T22">Login</text:span></text:span></text:p>
      <text:p text:style-name="P5"><text:span text:style-name="T54">O sistema </text:span><text:span text:style-name="Default_20_Paragraph_20_Font"><text:span text:style-name="T28">web</text:span></text:span><text:span text:style-name="T54"> possuirá tela de </text:span><text:span text:style-name="Default_20_Paragraph_20_Font"><text:span text:style-name="T28">login</text:span></text:span><text:span text:style-name="T54"> para usuários cadastrados. São dados de </text:span><text:span text:style-name="Default_20_Paragraph_20_Font"><text:span text:style-name="T28">login</text:span></text:span><text:span text:style-name="T54">: </text:span><text:span text:style-name="Default_20_Paragraph_20_Font"><text:span text:style-name="T27">e</text:span></text:span><text:span text:style-name="Default_20_Paragraph_20_Font"><text:span text:style-name="T54">-</text:span></text:span><text:span text:style-name="Default_20_Paragraph_20_Font"><text:span text:style-name="T27">mail</text:span></text:span><text:span text:style-name="T54">; senha.</text:span></text:p>
      <text:p text:style-name="P5"><text:span text:style-name="Default_20_Paragraph_20_Font"><text:span text:style-name="T48">Protótipo tela RFI8</text:span></text:span></text:p>
      <text:p text:style-name="P5"><text:span text:style-name="Default_20_Paragraph_20_Font"><text:span text:style-name="T37">RFN8.1 - Exibir mensagem de erro para </text:span></text:span><text:span text:style-name="Default_20_Paragraph_20_Font"><text:span text:style-name="T20">login</text:span></text:span><text:span text:style-name="Default_20_Paragraph_20_Font"><text:span text:style-name="T37"> incorreto</text:span></text:span></text:p>
      <text:p text:style-name="P5"><text:soft-page-break/><text:span text:style-name="Default_20_Paragraph_20_Font"><text:span text:style-name="T37">Descrição</text:span></text:span>: <text:tab/>O <text:span text:style-name="Default_20_Paragraph_20_Font"><text:span text:style-name="T13">login</text:span></text:span> com <text:span text:style-name="Default_20_Paragraph_20_Font"><text:span text:style-name="T12">e</text:span></text:span>-<text:span text:style-name="Default_20_Paragraph_20_Font"><text:span text:style-name="T12">mail</text:span></text:span> ou senha incorretos exibirá mensagem de erro indicando “<text:span text:style-name="Default_20_Paragraph_20_Font"><text:span text:style-name="T12">E</text:span></text:span>-<text:span text:style-name="Default_20_Paragraph_20_Font"><text:span text:style-name="T12">mail</text:span></text:span> ou senha inválidos.”.</text:p>
      <text:p text:style-name="P2">RFI9 - Redefinição de senha</text:p>
      <text:p text:style-name="P5"><text:span text:style-name="Default_20_Paragraph_20_Font"><text:span text:style-name="T73">O sistema </text:span></text:span><text:span text:style-name="Default_20_Paragraph_20_Font"><text:span text:style-name="T32">web</text:span></text:span><text:span text:style-name="Default_20_Paragraph_20_Font"><text:span text:style-name="T73"> possuirá tela de alteração de senha aos usuários cadastrados. São dados de redefinição de senha: código, </text:span></text:span><text:span text:style-name="Default_20_Paragraph_20_Font"><text:span text:style-name="T31">e</text:span></text:span><text:span text:style-name="Default_20_Paragraph_20_Font"><text:span text:style-name="T73">-</text:span></text:span><text:span text:style-name="Default_20_Paragraph_20_Font"><text:span text:style-name="T31">mail</text:span></text:span><text:span text:style-name="Default_20_Paragraph_20_Font"><text:span text:style-name="T73">; nova senha.</text:span></text:span></text:p>
      <text:p text:style-name="P5"><text:span text:style-name="Default_20_Paragraph_20_Font"><text:span text:style-name="T48">Protótipo</text:span></text:span><text:span text:style-name="Default_20_Paragraph_20_Font"><text:span text:style-name="T49">s</text:span></text:span><text:span text:style-name="Default_20_Paragraph_20_Font"><text:span text:style-name="T48"> tela</text:span></text:span><text:span text:style-name="Default_20_Paragraph_20_Font"><text:span text:style-name="T49">s</text:span></text:span><text:span text:style-name="Default_20_Paragraph_20_Font"><text:span text:style-name="T48"> RFI</text:span></text:span><text:span text:style-name="Default_20_Paragraph_20_Font"><text:span text:style-name="T50">9</text:span></text:span></text:p>
      <text:p text:style-name="P5"><text:span text:style-name="Default_20_Paragraph_20_Font"><text:span text:style-name="T45">RFN9.1 - </text:span></text:span><text:span text:style-name="Default_20_Paragraph_20_Font"><text:span text:style-name="T26">E</text:span></text:span><text:span text:style-name="Default_20_Paragraph_20_Font"><text:span text:style-name="T45">-</text:span></text:span><text:span text:style-name="Default_20_Paragraph_20_Font"><text:span text:style-name="T26">mail</text:span></text:span><text:span text:style-name="Default_20_Paragraph_20_Font"><text:span text:style-name="T45"> inválido </text:span></text:span></text:p>
      <text:p text:style-name="P5"><text:span text:style-name="Default_20_Paragraph_20_Font"><text:span text:style-name="T37">Descrição</text:span></text:span>: Na redefinição de senha de um usuário, o sistema verificará se o <text:span text:style-name="Default_20_Paragraph_20_Font"><text:span text:style-name="T12">e</text:span></text:span>-<text:span text:style-name="Default_20_Paragraph_20_Font"><text:span text:style-name="T12">mail</text:span></text:span> especificado consta na base de cadastros. Caso o <text:span text:style-name="Default_20_Paragraph_20_Font"><text:span text:style-name="T12">e</text:span></text:span>-<text:span text:style-name="Default_20_Paragraph_20_Font"><text:span text:style-name="T12">mail</text:span></text:span> for digitado incorretamente, o sistema apresentará mensagem de erro indicando “<text:span text:style-name="Default_20_Paragraph_20_Font"><text:span text:style-name="T12">E</text:span></text:span>-<text:span text:style-name="Default_20_Paragraph_20_Font"><text:span text:style-name="T12">mail</text:span></text:span> inválido.”.</text:p>
      <text:p text:style-name="P5"><text:span text:style-name="Default_20_Paragraph_20_Font"><text:span text:style-name="T45">RFN9.2 - </text:span></text:span><text:span text:style-name="Default_20_Paragraph_20_Font"><text:span text:style-name="T25">Link</text:span></text:span><text:span text:style-name="Default_20_Paragraph_20_Font"><text:span text:style-name="T45"> inválido</text:span></text:span></text:p>
      <text:p text:style-name="P5"><text:span text:style-name="Default_20_Paragraph_20_Font"><text:span text:style-name="T37">Descrição</text:span></text:span>: Na redefinição de senha de um usuário, o sistema verificará se o <text:span text:style-name="T16">link</text:span> especificado é válido, <text:span text:style-name="T79">se foi utilizado</text:span> <text:span text:style-name="T79">ou se expirou após vinte e quatro horas</text:span>. Caso o <text:span text:style-name="T16">link</text:span> seja diverso ao fornecido, <text:span text:style-name="T79">tenha sido utilizado ou excedeu as vinte e quatro horas,</text:span> o sistema apresentará mensagem de erro indicando “<text:span text:style-name="T16">Link</text:span> inválido <text:span text:style-name="T79">ou expirado</text:span>.”.</text:p>
      <text:p text:style-name="P2">RFN9.3 - Definição de nova senha</text:p>
      <text:p text:style-name="P5"><text:span text:style-name="Default_20_Paragraph_20_Font"><text:span text:style-name="T37">Descrição</text:span></text:span>: Na redefinição de senha de um usuário, o sistema verificará se a senha especificada aos campos nova sen<text:span text:style-name="T54">ha e </text:span><text:span text:style-name="Default_20_Paragraph_20_Font"><text:span text:style-name="T54">confirmação são idênticas</text:span></text:span><text:span text:style-name="T54"> e se possuem oito</text:span> caracteres. Caso as senhas divirjam ou possuam quantidade de caracteres inferior, o sistema apresentará, respectivamente, as seguintes mensagens de erro indicando “As senhas não correspondem.” e “Informe a nova senha com oito caracteres.”.</text:p>
      <text:p text:style-name="P5"><text:span text:style-name="Default_20_Paragraph_20_Font"><text:span text:style-name="T37">RFN9.4 - Notificações por </text:span></text:span><text:span text:style-name="Default_20_Paragraph_20_Font"><text:span text:style-name="T20">e</text:span></text:span><text:span text:style-name="Default_20_Paragraph_20_Font"><text:span text:style-name="T44">-</text:span></text:span><text:span text:style-name="Default_20_Paragraph_20_Font"><text:span text:style-name="T20">mail</text:span></text:span></text:p>
      <text:p text:style-name="P5"><text:span text:style-name="Default_20_Paragraph_20_Font"><text:span text:style-name="T37">Descrição</text:span></text:span>: Quando uma tentativa de modificação de senha for efetuada, uma notificação será enviada ao <text:span text:style-name="Default_20_Paragraph_20_Font"><text:span text:style-name="T13">e</text:span></text:span><text:span text:style-name="Default_20_Paragraph_20_Font"><text:span text:style-name="T53">-</text:span></text:span><text:span text:style-name="Default_20_Paragraph_20_Font"><text:span text:style-name="T13">mail</text:span></text:span> do usuário informando o <text:span text:style-name="Default_20_Paragraph_20_Font"><text:span text:style-name="T17">link</text:span></text:span> para conclusão da ação.</text:p>
      <text:p text:style-name="P2">RFI10 - Configuração de agenda de eventos</text:p>
      <text:p text:style-name="P5">O sistema possuirá interface para configuração de agenda à definição de dias e horários para aulas experimentais e avaliações <text:span text:style-name="T80">físicas</text:span>. São dados de configuração de agenda: dia da semana; evento (aula experimental e avaliação física); horários.</text:p>
      <text:p text:style-name="P3">Protótipo tela RFI10</text:p>
      <text:p text:style-name="P2">RFN10.1 - <text:span text:style-name="T80">Criação de evento</text:span> em conformidade com a filial</text:p>
      <text:p text:style-name="P5"><text:span text:style-name="Default_20_Paragraph_20_Font"><text:span text:style-name="T37">Descrição</text:span></text:span>: <text:span text:style-name="T80">A criação de eventos é limitada à filial em que o administrador ou colaborador está cadastrado.</text:span></text:p>
      <text:p text:style-name="P2">RFN10.2 - Duração de eventos</text:p>
      <text:p text:style-name="P5"><text:span text:style-name="Default_20_Paragraph_20_Font"><text:span text:style-name="T37">Descrição</text:span></text:span>: Os eventos “aula experimental” e “avaliação física” possuem duração de uma hora, contudo, os horários de agendamento não serão preestabelecidos, haverá um <text:soft-page-break/>campo livre para digitação de horário no formato hora-minuto com dois dígitos (<text:span text:style-name="T81">hh</text:span>:<text:span text:style-name="T81">mm</text:span>) baseado em sistema vinte e quatro horas.</text:p>
      <text:p text:style-name="P2">RFN10.3 - Evitar conflitos de agendamento entre eventos</text:p>
      <text:p text:style-name="P5"><text:span text:style-name="Default_20_Paragraph_20_Font"><text:span text:style-name="T37">Descrição</text:span></text:span>: No cadastro de um evento, o sistema verificará a existência de registro ao dia da semana e horário <text:span text:style-name="T78">para a filial especificada</text:span> na tabela associada. Caso um evento esteja cadastrado, o sistema apresentará mensagem de erro indicando “Já existe um evento para o dia x e horário y.”.</text:p>
      <text:p text:style-name="P2">RFI11 - Agendamento de aula experimental</text:p>
      <text:p text:style-name="P5">O sistema manterá interface para inclusão, alteração (<text:span text:style-name="T78">aprovação ou </text:span>cancelamento) e consulta de agendamentos de aula experimental. São dados de agendamento de aula experimental: data <text:span text:style-name="T78">do </text:span>agendamento; <text:span text:style-name="Default_20_Paragraph_20_Font"><text:span text:style-name="T12">e</text:span></text:span><text:span text:style-name="Default_20_Paragraph_20_Font"><text:span text:style-name="T53">-</text:span></text:span><text:span text:style-name="Default_20_Paragraph_20_Font"><text:span text:style-name="T13">mail</text:span></text:span> do aluno; filial associada; horário <text:span text:style-name="T78">do </text:span>agendamento; treinamento; nome do aluno; <text:span text:style-name="Default_20_Paragraph_20_Font"><text:span text:style-name="T12">s</text:span></text:span><text:span text:style-name="Default_20_Paragraph_20_Font"><text:span text:style-name="T13">tatus</text:span></text:span> (aguardando, aprovado ou cancelado); telefone para contato.</text:p>
      <text:p text:style-name="P5"><text:span text:style-name="Default_20_Paragraph_20_Font"><text:span text:style-name="T51">Protótipo</text:span></text:span><text:span text:style-name="Default_20_Paragraph_20_Font"><text:span text:style-name="T49">s</text:span></text:span><text:span text:style-name="Default_20_Paragraph_20_Font"><text:span text:style-name="T51"> tela</text:span></text:span><text:span text:style-name="Default_20_Paragraph_20_Font"><text:span text:style-name="T49">s</text:span></text:span><text:span text:style-name="Default_20_Paragraph_20_Font"><text:span text:style-name="T51"> RFI11</text:span></text:span></text:p>
      <text:p text:style-name="P5"><text:span text:style-name="T37">RFN11.</text:span><text:span text:style-name="T40">1</text:span><text:span text:style-name="T37"> - Evitar duplicidade de agendamentos de aula experimental</text:span></text:p>
      <text:p text:style-name="P5"><text:span text:style-name="Default_20_Paragraph_20_Font"><text:span text:style-name="T37">Descrição</text:span></text:span>: No agendamento de uma aula experimental, o sistema verificará a existência do <text:span text:style-name="Default_20_Paragraph_20_Font"><text:span text:style-name="T13">e</text:span></text:span><text:span text:style-name="Default_20_Paragraph_20_Font"><text:span text:style-name="T53">-</text:span></text:span><text:span text:style-name="Default_20_Paragraph_20_Font"><text:span text:style-name="T13">mail</text:span></text:span> na tabela associada para a data do agendamento, horário e filial selecionados. Caso um agendamento designado ao <text:span text:style-name="Default_20_Paragraph_20_Font"><text:span text:style-name="T13">e</text:span></text:span><text:span text:style-name="Default_20_Paragraph_20_Font"><text:span text:style-name="T53">-</text:span></text:span><text:span text:style-name="Default_20_Paragraph_20_Font"><text:span text:style-name="T13">mail</text:span></text:span> esteja cadastrado, o sistema apresentará mensagem de erro indicando “Agendamento já cadastrado.”.</text:p>
      <text:p text:style-name="P2">RFN11.<text:span text:style-name="T82">2</text:span> - Restrições de dias da semana e horários para agendamento de aula experimental</text:p>
      <text:p text:style-name="P5"><text:span text:style-name="Default_20_Paragraph_20_Font"><text:span text:style-name="T37">Descrição</text:span></text:span>: O sistema impedirá o agendamento de aula experimental em dias da semana e horários não fornecidos pelo administrador e colaboradores <text:span text:style-name="T78">e em datas anteriores ao dia atual</text:span>.</text:p>
      <text:p text:style-name="P5"><text:span text:style-name="Default_20_Paragraph_20_Font"><text:span text:style-name="T37">RFN11.</text:span></text:span><text:span text:style-name="Default_20_Paragraph_20_Font"><text:span text:style-name="T40">3</text:span></text:span><text:span text:style-name="Default_20_Paragraph_20_Font"><text:span text:style-name="T37"> - Notificações por </text:span></text:span><text:span text:style-name="Default_20_Paragraph_20_Font"><text:span text:style-name="T20">e</text:span></text:span><text:span text:style-name="Default_20_Paragraph_20_Font"><text:span text:style-name="T44">-</text:span></text:span><text:span text:style-name="Default_20_Paragraph_20_Font"><text:span text:style-name="T20">mail</text:span></text:span></text:p>
      <text:p text:style-name="P5"><text:span text:style-name="Default_20_Paragraph_20_Font"><text:span text:style-name="T37">Descrição</text:span></text:span>: Quando um agendament<text:span text:style-name="T54">o de aula experimental for registrado, uma notificação será enviada ao </text:span><text:span text:style-name="Default_20_Paragraph_20_Font"><text:span text:style-name="T28">e</text:span></text:span><text:span text:style-name="Default_20_Paragraph_20_Font"><text:span text:style-name="T58">-</text:span></text:span><text:span text:style-name="Default_20_Paragraph_20_Font"><text:span text:style-name="T28">mail</text:span></text:span><text:span text:style-name="T54"> </text:span><text:span text:style-name="Default_20_Paragraph_20_Font"><text:span text:style-name="T54">do solicitante</text:span></text:span><text:span text:style-name="T54">. A aprovação ou o cancelamento da aula experimental também articulará envio de </text:span><text:span text:style-name="Default_20_Paragraph_20_Font"><text:span text:style-name="T28">e</text:span></text:span><text:span text:style-name="Default_20_Paragraph_20_Font"><text:span text:style-name="T58">-</text:span></text:span><text:span text:style-name="Default_20_Paragraph_20_Font"><text:span text:style-name="T28">mail</text:span></text:span><text:span text:style-name="T54"> </text:span><text:span text:style-name="Default_20_Paragraph_20_Font"><text:span text:style-name="T54">ao solicitante</text:span></text:span><text:span text:style-name="T54">. Ressalta-se que não haverá </text:span><text:span text:style-name="Default_20_Paragraph_20_Font"><text:span text:style-name="T27">grid</text:span></text:span><text:span text:style-name="T54"> para edição ou cancelamento do público externo aos agendamentos de aula experimental, pois estas possibilidades impactam negativamente </text:span>a administração dos agendamentos organizacionais, por conseguinte, <text:bookmark-start text:name="_Hlk5465158"/>o cancelamento do agendamento do<text:bookmark-end text:name="_Hlk5465158"/> público externo será efetuado por contato via telefone da filial.</text:p>
      <text:p text:style-name="P2">RFN11.<text:span text:style-name="T82">4</text:span> - Campo treinamento opcional</text:p>
      <text:p text:style-name="P5"><text:span text:style-name="Default_20_Paragraph_20_Font"><text:span text:style-name="T37">Descrição</text:span></text:span>: A seleção no <text:span text:style-name="T78">campo</text:span> treinamento será opcional.</text:p>
      <text:p text:style-name="P2">RFN11.<text:span text:style-name="T83">5</text:span> - Agendamento ilimitado de aula experimental</text:p>
      <text:p text:style-name="P5"><text:soft-page-break/><text:span text:style-name="Default_20_Paragraph_20_Font"><text:span text:style-name="T37">Descrição</text:span></text:span>: Não há limite de agendamentos de aula experimental para o dia da semana e horário disponibilizados pelo administrador ou colaborador, a quantidade de agendamentos <text:span text:style-name="T83">permissíveis </text:span>dependerá das aprovações de administradores e colaboradores das filiais. </text:p>
      <text:p text:style-name="P2">RFI12 - Agendamento de avaliação física</text:p>
      <text:p text:style-name="P5">O sistema possuirá interface para inclusão, alteração (<text:span text:style-name="T78">aprovação ou </text:span>cancelamento) e consulta ao agendamento de avaliação física do aluno. São dados de avaliações físicas: data <text:span text:style-name="T78">do </text:span>agendamento; horário <text:span text:style-name="T78">do</text:span> agendamento; <text:span text:style-name="Default_20_Paragraph_20_Font"><text:span text:style-name="T12">s</text:span></text:span><text:span text:style-name="Default_20_Paragraph_20_Font"><text:span text:style-name="T13">tatus</text:span></text:span> (aguardando, aprovado ou cancelado).</text:p>
      <text:p text:style-name="P3">Protótipos telas RFI12</text:p>
      <text:p text:style-name="P2">RFN<text:span text:style-name="T84">12</text:span>.<text:span text:style-name="T84">1</text:span> - Agendamento ilimitado de <text:span text:style-name="T84">avaliação física</text:span></text:p>
      <text:p text:style-name="P5"><text:span text:style-name="Default_20_Paragraph_20_Font"><text:span text:style-name="T37">Descrição</text:span></text:span>: Não há limite de agendamentos de <text:span text:style-name="T84">avaliação física</text:span> para o dia da semana e horário disponibilizados pelo administrador ou colaborador, a quantidade de agendamentos <text:span text:style-name="T83">permissíveis </text:span>dependerá das aprovações de administradores e colaboradores das filiais. </text:p>
      <text:p text:style-name="P2">RFN12.2 - Restrições de dias da semana e horários para agendamento de avaliação física</text:p>
      <text:p text:style-name="P5"><text:span text:style-name="Default_20_Paragraph_20_Font"><text:span text:style-name="T37">Descrição</text:span></text:span>: O sistema impedirá o agendamento de avaliação física em dias da semana e horários não fornecidos pelo administrador e colaboradores <text:span text:style-name="T78">e em datas anteriores ao dia atual</text:span>.</text:p>
      <text:p text:style-name="P5"><text:span text:style-name="Default_20_Paragraph_20_Font"><text:span text:style-name="T37">RFN12.3 - Notificações por </text:span></text:span><text:span text:style-name="Default_20_Paragraph_20_Font"><text:span text:style-name="T20">e</text:span></text:span><text:span text:style-name="Default_20_Paragraph_20_Font"><text:span text:style-name="T44">-</text:span></text:span><text:span text:style-name="Default_20_Paragraph_20_Font"><text:span text:style-name="T20">mail</text:span></text:span></text:p>
      <text:p text:style-name="P5"><text:span text:style-name="Default_20_Paragraph_20_Font"><text:span text:style-name="T37">Descrição</text:span></text:span>: Quando um agendamento de avaliação física for registrado, uma notificação <text:span text:style-name="Default_20_Paragraph_20_Font"><text:span text:style-name="T54">será enviada ao </text:span></text:span><text:span text:style-name="Default_20_Paragraph_20_Font"><text:span text:style-name="T28">e</text:span></text:span><text:span text:style-name="Default_20_Paragraph_20_Font"><text:span text:style-name="T58">-</text:span></text:span><text:span text:style-name="Default_20_Paragraph_20_Font"><text:span text:style-name="T28">mail</text:span></text:span><text:span text:style-name="Default_20_Paragraph_20_Font"><text:span text:style-name="T54"> do aluno</text:span></text:span><text:span text:style-name="T54">. A aprovação ou o </text:span>cancelamento da avaliação física também articulará envio de <text:span text:style-name="Default_20_Paragraph_20_Font"><text:span text:style-name="T13">e</text:span></text:span><text:span text:style-name="Default_20_Paragraph_20_Font"><text:span text:style-name="T53">-</text:span></text:span><text:span text:style-name="Default_20_Paragraph_20_Font"><text:span text:style-name="T13">mail</text:span></text:span> ao aluno. Ressalta-se que haverá <text:span text:style-name="Default_20_Paragraph_20_Font"><text:span text:style-name="T12">grid</text:span></text:span> para verificação de detalhes do agendamento ao aluno; todavia, a edição ou o cancelamento dos agendamentos de avaliação física não serão aprovisionados, pois estas possibilidades impactam negativamente a administração dos agendamentos organizacionais, por conseguinte, o cancelamento do agendamento do aluno será efetuado por contato via telefone da filial.</text:p>
      <text:p text:style-name="P2">RFI13 - Gerenciar agendamentos</text:p>
      <text:p text:style-name="P5">O sistema possuirá interface para aprovação <text:span text:style-name="T83">e cancelamento</text:span> de eventos (aula experimental e avaliação física). O gerenciamento de agendamentos designa-se aos níveis de acesso de administrador e colaborador; ademais, o aluno também possuirá acesso à <text:span text:style-name="Default_20_Paragraph_20_Font"><text:span text:style-name="T12">grid</text:span></text:span> de eventos que registrou.</text:p>
      <text:p text:style-name="P3">Protótipos telas RFI13</text:p>
      <text:p text:style-name="P2"><text:soft-page-break/>RFI14 - Manter avaliação física</text:p>
      <text:p text:style-name="P5">O sistema possuirá interface para inclusão, alteração e consulta de avaliações físicas de alunos. São dados de avaliações físicas: <text:span text:style-name="T1">altura; bíceps; cintura; coxa; peso; percentual de gordura; pressão arterial; tríceps</text:span>.</text:p>
      <text:p text:style-name="P3">Protótipos telas RFI14</text:p>
      <text:p text:style-name="P2">RFN14.1 - Busca de avaliações físicas </text:p>
      <text:p text:style-name="P5"><text:span text:style-name="Default_20_Paragraph_20_Font"><text:span text:style-name="T37">Descrição</text:span></text:span>: A busca <text:span text:style-name="T85">de</text:span> avaliações físicas de alunos designa-se aos níveis de acesso de administrador e colaborador e o aluno visualizará somente a <text:span text:style-name="Default_20_Paragraph_20_Font"><text:span text:style-name="T12">view</text:span></text:span> própria.</text:p>
      <text:p text:style-name="P2">RFN14.2 - Gráficos de progresso</text:p>
      <text:p text:style-name="P5"><text:span text:style-name="Default_20_Paragraph_20_Font"><text:span text:style-name="T37">Descrição</text:span></text:span>: O sistema efetuará a correlação dos dados de avaliações físicas demonstrando, graficamente, o progresso do aluno. A avaliação física, definida para a visualização de administrador e colaborador, gerará os gráficos de progresso que serão apresentados ao aluno. </text:p>
      <text:p text:style-name="P2">RFI15 - Manter depoimentos</text:p>
      <text:p text:style-name="P5">O sistema possuirá interface para criação e gerenciamento de depoimentos. São dados de depoimentos: descrição; <text:span text:style-name="Default_20_Paragraph_20_Font"><text:span text:style-name="T12">s</text:span></text:span><text:span text:style-name="Default_20_Paragraph_20_Font"><text:span text:style-name="T13">tatus</text:span></text:span> (<text:span text:style-name="T86">pendente, </text:span>aprovado ou cancelado).</text:p>
      <text:p text:style-name="P3">Protótipos telas RFI15</text:p>
      <text:p text:style-name="P2">RFN15.1 - Aprovação de depoimento</text:p>
      <text:p text:style-name="P5"><text:span text:style-name="Default_20_Paragraph_20_Font"><text:span text:style-name="T37">Descrição</text:span></text:span>: O sistema disponibilizará os depoimentos na aplicação <text:span text:style-name="Default_20_Paragraph_20_Font"><text:span text:style-name="T13">web</text:span></text:span> após aprovação do administrador.</text:p>
      <text:p text:style-name="P5"><text:span text:style-name="Default_20_Paragraph_20_Font"><text:span text:style-name="T37">RFI16 - Ajuda</text:span></text:span></text:p>
      <text:p text:style-name="P5">O sistema possuirá interface de Ajuda à disponibilização de manual (efetuada por analistas) e abertura de <text:span text:style-name="Default_20_Paragraph_20_Font"><text:span text:style-name="T12">ticket</text:span></text:span> (efetuada por administrador, colaboradores e alunos). São dados de <text:span text:style-name="Default_20_Paragraph_20_Font"><text:span text:style-name="T12">tickets</text:span></text:span>: anexo; classificação <text:bookmark-start text:name="_Hlk5388987"/>(<text:span text:style-name="T87">dúvida, </text:span>incidente e solicitação)<text:bookmark-end text:name="_Hlk5388987"/>; comentários à validação; descrição; ID; prioridade (alta, média ou baixa); <text:span text:style-name="Default_20_Paragraph_20_Font"><text:span text:style-name="T12">status</text:span></text:span> (aberto, em progresso, em revisão ou fechado); título. Ao <text:span text:style-name="Default_20_Paragraph_20_Font"><text:span text:style-name="T12">upload</text:span></text:span> de manuais solicitar-se-á o nome do documento e o arquivo.</text:p>
      <text:p text:style-name="P3">Protótipos telas RFI16</text:p>
      <text:p text:style-name="P5"><text:span text:style-name="Default_20_Paragraph_20_Font"><text:span text:style-name="T37">RFN16.</text:span></text:span><text:span text:style-name="Default_20_Paragraph_20_Font"><text:span text:style-name="T41">1</text:span></text:span><text:span text:style-name="Default_20_Paragraph_20_Font"><text:span text:style-name="T37"> - Notificações por </text:span></text:span><text:span text:style-name="Default_20_Paragraph_20_Font"><text:span text:style-name="T20">e</text:span></text:span><text:span text:style-name="Default_20_Paragraph_20_Font"><text:span text:style-name="T44">-</text:span></text:span><text:span text:style-name="Default_20_Paragraph_20_Font"><text:span text:style-name="T20">mail</text:span></text:span></text:p>
      <text:p text:style-name="P5"><text:span text:style-name="Default_20_Paragraph_20_Font"><text:span text:style-name="T37">Descrição</text:span></text:span>: Quando um <text:span text:style-name="Default_20_Paragraph_20_Font"><text:span text:style-name="T12">ticket</text:span></text:span> for registrado, uma notificação de confirmação será envia<text:span text:style-name="T54">da </text:span><text:span text:style-name="Default_20_Paragraph_20_Font"><text:span text:style-name="T54">ao </text:span></text:span><text:span text:style-name="Default_20_Paragraph_20_Font"><text:span text:style-name="T28">e</text:span></text:span><text:span text:style-name="Default_20_Paragraph_20_Font"><text:span text:style-name="T58">-</text:span></text:span><text:span text:style-name="Default_20_Paragraph_20_Font"><text:span text:style-name="T28">mail</text:span></text:span><text:span text:style-name="Default_20_Paragraph_20_Font"><text:span text:style-name="T54"> do usuário</text:span></text:span><text:span text:style-name="T54">. Subsequente à </text:span>tratativa, o analista responderá ao <text:span text:style-name="Default_20_Paragraph_20_Font"><text:span text:style-name="T12">ticket</text:span></text:span> do usuário com um comentário e solicitará a revisão para o fechamento, às seguintes ações enviar-se-ão <text:span text:style-name="Default_20_Paragraph_20_Font"><text:span text:style-name="T12">e</text:span></text:span>-<text:span text:style-name="Default_20_Paragraph_20_Font"><text:span text:style-name="T12">mails</text:span></text:span> ao usuário – <text:span text:style-name="T87">criação do registro, envio de comentário do analista e alteração do </text:span><text:span text:style-name="T18">status</text:span><text:span text:style-name="T87"> do </text:span><text:span text:style-name="T18">ticket</text:span><text:span text:style-name="T87">.</text:span></text:p>
      <text:p text:style-name="P5"><text:span text:style-name="Default_20_Paragraph_20_Font"><text:span text:style-name="T37">RFN16.</text:span></text:span><text:span text:style-name="Default_20_Paragraph_20_Font"><text:span text:style-name="T42">2</text:span></text:span><text:span text:style-name="Default_20_Paragraph_20_Font"><text:span text:style-name="T37"> - Acesso aos </text:span></text:span><text:span text:style-name="Default_20_Paragraph_20_Font"><text:span text:style-name="T21">tickets</text:span></text:span></text:p>
      <text:p text:style-name="P5"><text:soft-page-break/><text:span text:style-name="Default_20_Paragraph_20_Font"><text:span text:style-name="T37">Descrição</text:span></text:span>: Usuários visualizarão somente os <text:span text:style-name="Default_20_Paragraph_20_Font"><text:span text:style-name="T12">tickets</text:span></text:span> que criaram e analistas acessarão todos os registros. </text:p>
      <text:p text:style-name="P5"><text:span text:style-name="Default_20_Paragraph_20_Font"><text:span text:style-name="T37">RFN16.</text:span></text:span><text:span text:style-name="Default_20_Paragraph_20_Font"><text:span text:style-name="T42">3</text:span></text:span><text:span text:style-name="Default_20_Paragraph_20_Font"><text:span text:style-name="T37"> - Edição de </text:span></text:span><text:span text:style-name="Default_20_Paragraph_20_Font"><text:span text:style-name="T21">tickets</text:span></text:span></text:p>
      <text:p text:style-name="P5"><text:span text:style-name="Default_20_Paragraph_20_Font"><text:span text:style-name="T37">Descrição</text:span></text:span>: A edição do título e descrição de um <text:span text:style-name="Default_20_Paragraph_20_Font"><text:span text:style-name="T12">ticket</text:span></text:span> não será permitida, caso o usuário deseje reformular informações fornecidas necessitará adicionar comentários; após a criação será possível a inclusão de comentários com anexos (sem edição) para prover informações adicionais ou reformuladas ou para a invalidação de <text:span text:style-name="Default_20_Paragraph_20_Font"><text:span text:style-name="T12">tickets</text:span></text:span>. A alteração permissível a um <text:span text:style-name="Default_20_Paragraph_20_Font"><text:span text:style-name="T12">ticket</text:span></text:span> será a modificação de classificação, prioridade e <text:span text:style-name="Default_20_Paragraph_20_Font"><text:span text:style-name="T12">status</text:span></text:span> efetuada pelo analista.</text:p>
      <text:p text:style-name="P5"><text:span text:style-name="Default_20_Paragraph_20_Font"><text:span text:style-name="T37">RFN16.</text:span></text:span><text:span text:style-name="Default_20_Paragraph_20_Font"><text:span text:style-name="T42">4</text:span></text:span><text:span text:style-name="Default_20_Paragraph_20_Font"><text:span text:style-name="T37"> - Evitar duplicidade de nomes de manuais</text:span></text:span></text:p>
      <text:p text:style-name="P5"><text:span text:style-name="Default_20_Paragraph_20_Font"><text:span text:style-name="T37">Descrição</text:span></text:span>: No <text:span text:style-name="Default_20_Paragraph_20_Font"><text:span text:style-name="T13">upload</text:span></text:span> de um manual, o sistema verificará a existência do nome na tabela associada. Caso um manual com o nome indicado esteja adicionado, o sistema apresentará mensagem de erro indicando “Manual já cadastrado.”.</text:p>
      <text:p text:style-name="P5"><text:span text:style-name="Default_20_Paragraph_20_Font"><text:span text:style-name="T37">RFN16.</text:span></text:span><text:span text:style-name="Default_20_Paragraph_20_Font"><text:span text:style-name="T42">5</text:span></text:span><text:span text:style-name="Default_20_Paragraph_20_Font"><text:span text:style-name="T37"> - Evitar duplicidade de arquivos de manuais</text:span></text:span></text:p>
      <text:p text:style-name="P5"><text:span text:style-name="Default_20_Paragraph_20_Font"><text:span text:style-name="T37">Descrição</text:span></text:span>: No <text:span text:style-name="Default_20_Paragraph_20_Font"><text:span text:style-name="T13">upload</text:span></text:span> de um manual, o sistema verificará a existência do arquivo na tabela associada. Caso um manual com o arquivo indicado esteja adicionado, o sistema apresentará mensagem de erro indicando “Arquivo já cadastrado.”.</text:p>
      <text:p text:style-name="P2">RFI17 - Relatório <text:span text:style-name="T86">organizacional</text:span></text:p>
      <text:p text:style-name="P5"><text:span text:style-name="Default_20_Paragraph_20_Font"><text:span text:style-name="T62">O sistema possuirá interface para </text:span></text:span><text:span text:style-name="Default_20_Paragraph_20_Font"><text:span text:style-name="T32">view</text:span></text:span><text:span text:style-name="Default_20_Paragraph_20_Font"><text:span text:style-name="T62"> de relatório especificando a quantidade de alunos cadastrados às modalidades de treinamento por filiais e o total organizacional com referência mês/ano ao administrador.</text:span></text:span></text:p>
      <text:p text:style-name="P5"><text:span text:style-name="Default_20_Paragraph_20_Font"><text:span text:style-name="T48">Protótipo tela RFI17</text:span></text:span></text:p>
      <text:p text:style-name="P2">RFN17.1 - Nível de acesso ao relatório</text:p>
      <text:p text:style-name="P5"><text:span text:style-name="Default_20_Paragraph_20_Font"><text:span text:style-name="T45">Descrição</text:span></text:span><text:span text:style-name="Default_20_Paragraph_20_Font"><text:span text:style-name="T73">: O sistema disponibilizará os relatórios na aplicação </text:span></text:span><text:span text:style-name="Default_20_Paragraph_20_Font"><text:span text:style-name="T32">web</text:span></text:span><text:span text:style-name="Default_20_Paragraph_20_Font"><text:span text:style-name="T73"> ao nível de acesso de administrador.</text:span></text:span></text:p>
      <text:p text:style-name="P2">RFI1<text:span text:style-name="T88">8</text:span> - <text:span text:style-name="T19">Backup</text:span><text:span text:style-name="T88"> e </text:span><text:span text:style-name="T19">restore</text:span></text:p>
      <text:p text:style-name="P5"><text:span text:style-name="Default_20_Paragraph_20_Font"><text:span text:style-name="T62">O sistema possuirá interface para </text:span></text:span><text:span text:style-name="Default_20_Paragraph_20_Font"><text:span text:style-name="T63">as operações de </text:span></text:span><text:span text:style-name="Default_20_Paragraph_20_Font"><text:span text:style-name="T33">backup</text:span></text:span><text:span text:style-name="Default_20_Paragraph_20_Font"><text:span text:style-name="T63"> e </text:span></text:span><text:span text:style-name="Default_20_Paragraph_20_Font"><text:span text:style-name="T33">restore</text:span></text:span><text:span text:style-name="Default_20_Paragraph_20_Font"><text:span text:style-name="T63"> dos dados ao nível de acesso de analista. </text:span></text:span><text:span text:style-name="Default_20_Paragraph_20_Font"><text:span text:style-name="T64">Desempenhar-se-á o</text:span></text:span><text:span text:style-name="Default_20_Paragraph_20_Font"><text:span text:style-name="T65"> </text:span></text:span><text:span text:style-name="Default_20_Paragraph_20_Font"><text:span text:style-name="T34">backup</text:span></text:span><text:span text:style-name="Default_20_Paragraph_20_Font"><text:span text:style-name="T65"> de dados de todos os módulos do sistema </text:span></text:span><text:span text:style-name="Default_20_Paragraph_20_Font"><text:span text:style-name="T66">e a</text:span></text:span><text:span text:style-name="Default_20_Paragraph_20_Font"><text:span text:style-name="T67"> ação de </text:span></text:span><text:span text:style-name="Default_20_Paragraph_20_Font"><text:span text:style-name="T35">restore</text:span></text:span><text:span text:style-name="Default_20_Paragraph_20_Font"><text:span text:style-name="T67"> dos dados a partir da definição do arquivo.</text:span></text:span></text:p>
      <text:p text:style-name="P5"><text:span text:style-name="Default_20_Paragraph_20_Font"><text:span text:style-name="T48">Protótipo</text:span></text:span><text:span text:style-name="Default_20_Paragraph_20_Font"><text:span text:style-name="T52">s</text:span></text:span><text:span text:style-name="Default_20_Paragraph_20_Font"><text:span text:style-name="T48"> tela RFI1</text:span></text:span><text:span text:style-name="Default_20_Paragraph_20_Font"><text:span text:style-name="T52">8</text:span></text:span></text:p>
      <text:p text:style-name="P2">RFI1<text:span text:style-name="T88">9</text:span> - Área do administrador</text:p>
      <text:p text:style-name="P5">O sistema permitirá ações ao nível de acesso administrador em todas as funcionalidades. São telas de acesso ao administrador: <text:span text:style-name="Default_20_Paragraph_20_Font"><text:span text:style-name="T12">l</text:span></text:span><text:span text:style-name="Default_20_Paragraph_20_Font"><text:span text:style-name="T13">ogin</text:span></text:span>; esqueci minha senha; <text:span text:style-name="Default_20_Paragraph_20_Font"><text:span text:style-name="T13">homepage</text:span></text:span>; manter filiais; manter treinamentos e exercícios físicos associados; manter alunos; manter <text:span text:style-name="Default_20_Paragraph_20_Font"><text:span text:style-name="T13">status</text:span></text:span> de mensalidades; manter colaboradores; manter parceiros; configurar agenda; manter <text:soft-page-break/>agenda de aulas experimentais e de avaliações físicas (gerenciamento de agendamentos); manter avaliações físicas; manter depoimentos; relatório; ajuda.</text:p>
      <text:p text:style-name="P5"><text:span text:style-name="Default_20_Paragraph_20_Font"><text:span text:style-name="T48">Protótipo tela RFI</text:span></text:span><text:span text:style-name="Default_20_Paragraph_20_Font"><text:span text:style-name="T52">19</text:span></text:span></text:p>
      <text:p text:style-name="P2">RFI<text:span text:style-name="T88">20</text:span> - Área do colaborador</text:p>
      <text:p text:style-name="P5">O sistema permitirá ações ao nível de acesso colaborador às seguintes telas: <text:span text:style-name="Default_20_Paragraph_20_Font"><text:span text:style-name="T12">l</text:span></text:span><text:span text:style-name="Default_20_Paragraph_20_Font"><text:span text:style-name="T13">ogin</text:span></text:span>; esqueci minha senha; <text:span text:style-name="Default_20_Paragraph_20_Font"><text:span text:style-name="T12">h</text:span></text:span><text:span text:style-name="Default_20_Paragraph_20_Font"><text:span text:style-name="T13">omepage</text:span></text:span>; visualizar filiais; manter treinamentos e exercícios físicos associados; manter alunos; manter <text:span text:style-name="Default_20_Paragraph_20_Font"><text:span text:style-name="T13">status</text:span></text:span> de mensalidades; visualizar parceiros; configurar agenda; manter agenda de aulas experimentais e de avaliações físicas (gerenciamento de agendamentos); manter avaliações físicas; visualizar depoimentos; ajuda.</text:p>
      <text:p text:style-name="P5"><text:span text:style-name="Default_20_Paragraph_20_Font"><text:span text:style-name="T48">Protótipo tela RFI</text:span></text:span><text:span text:style-name="Default_20_Paragraph_20_Font"><text:span text:style-name="T52">20</text:span></text:span></text:p>
      <text:p text:style-name="P2">RFI2<text:span text:style-name="T88">1</text:span> - Área do aluno</text:p>
      <text:p text:style-name="P5">O sistema permitirá ações ao nível de acesso aluno às seguintes telas: <text:span text:style-name="Default_20_Paragraph_20_Font"><text:span text:style-name="T12">l</text:span></text:span><text:span text:style-name="Default_20_Paragraph_20_Font"><text:span text:style-name="T13">ogin</text:span></text:span>; esqueci minha senha; <text:span text:style-name="Default_20_Paragraph_20_Font"><text:span text:style-name="T12">h</text:span></text:span><text:span text:style-name="Default_20_Paragraph_20_Font"><text:span text:style-name="T13">omepage</text:span></text:span>; visualizar filiais; visualizar treinamentos e exercícios físicos associados; visualizar parceiros; agendar avaliações físicas; visualizar gráficos de avaliações físicas; visualizar e criar depoimentos; ajuda.</text:p>
      <text:p text:style-name="P5"><text:span text:style-name="Default_20_Paragraph_20_Font"><text:span text:style-name="T48">Protótipo tela RFI2</text:span></text:span><text:span text:style-name="Default_20_Paragraph_20_Font"><text:span text:style-name="T52">1</text:span></text:span></text:p>
      <text:p text:style-name="P2">RFI2<text:span text:style-name="T88">2</text:span> - Área do público externo</text:p>
      <text:p text:style-name="P5">O sistema permitirá ações ao público externo às seguintes telas: <text:span text:style-name="Default_20_Paragraph_20_Font"><text:span text:style-name="T12">h</text:span></text:span><text:span text:style-name="Default_20_Paragraph_20_Font"><text:span text:style-name="T13">omepage</text:span></text:span>; visualizar filiais; visualizar parceiros; agendar aulas experimentais; visualizar depoimentos.</text:p>
      <text:p text:style-name="P3">Protótipo tela RFI2<text:span text:style-name="T88">2</text:span></text:p>
      <text:p text:style-name="P5"><text:span text:style-name="Default_20_Paragraph_20_Font"><text:span text:style-name="T37">RFI2</text:span></text:span><text:span text:style-name="Default_20_Paragraph_20_Font"><text:span text:style-name="T43">3</text:span></text:span><text:span text:style-name="Default_20_Paragraph_20_Font"><text:span text:style-name="T37"> - Área do </text:span></text:span><text:span text:style-name="Default_20_Paragraph_20_Font"><text:span text:style-name="T36">analista</text:span></text:span></text:p>
      <text:p text:style-name="P5"><text:span text:style-name="Default_20_Paragraph_20_Font"><text:span text:style-name="T54">O sistema permitirá ações ao analista às seguintes telas: </text:span></text:span><text:span text:style-name="Default_20_Paragraph_20_Font"><text:span text:style-name="T27">l</text:span></text:span><text:span text:style-name="Default_20_Paragraph_20_Font"><text:span text:style-name="T28">ogin</text:span></text:span><text:span text:style-name="Default_20_Paragraph_20_Font"><text:span text:style-name="T54">; esqueci minha senha; </text:span></text:span><text:span text:style-name="Default_20_Paragraph_20_Font"><text:span text:style-name="T27">h</text:span></text:span><text:span text:style-name="Default_20_Paragraph_20_Font"><text:span text:style-name="T28">omepage</text:span></text:span><text:span text:style-name="Default_20_Paragraph_20_Font"><text:span text:style-name="T54">; suporte </text:span></text:span><text:span text:style-name="Default_20_Paragraph_20_Font"><text:span text:style-name="T56">(</text:span></text:span><text:span text:style-name="Default_20_Paragraph_20_Font"><text:span text:style-name="T29">tickets</text:span></text:span><text:span text:style-name="Default_20_Paragraph_20_Font"><text:span text:style-name="T56">, manuais,</text:span></text:span><text:span text:style-name="Default_20_Paragraph_20_Font"><text:span text:style-name="T54"> </text:span></text:span><text:span text:style-name="Default_20_Paragraph_20_Font"><text:span text:style-name="T29">backup</text:span></text:span><text:span text:style-name="Default_20_Paragraph_20_Font"><text:span text:style-name="T56"> e </text:span></text:span><text:span text:style-name="Default_20_Paragraph_20_Font"><text:span text:style-name="T29">restore</text:span></text:span><text:span text:style-name="Default_20_Paragraph_20_Font"><text:span text:style-name="T60">)</text:span></text:span><text:span text:style-name="Default_20_Paragraph_20_Font"><text:span text:style-name="T54">.</text:span></text:span></text:p>
      <text:p text:style-name="P1"><text:span text:style-name="Default_20_Paragraph_20_Font"><text:span text:style-name="T1">Protótipo tela RFI2</text:span></text:span><text:span text:style-name="Default_20_Paragraph_20_Font"><text:span text:style-name="T2">3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SI_5f_Padrão" style:display-name="BSI_Padrão" style:family="paragraph" style:parent-style-name="Text_20_body" style:master-page-name="">
      <style:paragraph-properties fo:line-height="150%" fo:text-align="justify" style:justify-single-word="false" fo:keep-together="always" fo:orphans="0" fo:widows="0" style:page-number="auto">
        <style:tab-stops/>
      </style:paragraph-properties>
      <style:text-properties style:font-name="Arial" fo:font-family="Arial" style:font-style-name="Normal" style:font-family-generic="swiss" style:font-pitch="variable"/>
    </style:style>
    <style:style style:name="BSI_5f_CorpoDeTexto" style:display-name="BSI_CorpoDeTexto" style:family="paragraph" style:parent-style-name="BSI_5f_Padrão" style:master-page-name="">
      <style:paragraph-properties fo:margin-left="0cm" fo:margin-right="0cm" fo:margin-top="0cm" fo:margin-bottom="0cm" loext:contextual-spacing="false" fo:keep-together="auto" fo:text-indent="1.199cm" style:auto-text-indent="false" style:page-number="auto"/>
    </style:style>
    <style:style style:name="BSI_5f_Título_5f_1" style:display-name="BSI_Título_1" style:family="paragraph" style:parent-style-name="BSI_5f_Padrão" style:next-style-name="BSI_5f_CorpoDeTexto" style:default-outline-level="1" style:list-style-name="" style:master-page-name="">
      <loext:graphic-properties draw:fill="none" draw:fill-color="#99ccff"/>
      <style:paragraph-properties fo:margin-top="0cm" fo:margin-bottom="0.84cm" loext:contextual-spacing="false" style:page-number="auto" fo:background-color="transparent" style:shadow="none">
        <style:tab-stops/>
        <style:drop-cap/>
      </style:paragraph-properties>
      <style:text-properties fo:text-transform="uppercase" fo:font-size="16pt" fo:font-weight="bold"/>
    </style:style>
    <style:style style:name="BSI_5f_TítuloSemNumeração" style:display-name="BSI_TítuloSemNumeração" style:family="paragraph" style:parent-style-name="BSI_5f_Título_5f_1" style:next-style-name="BSI_5f_CorpoDeTexto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20:03:07.517000000</meta:creation-date>
    <dc:date>2019-10-20T20:07:49.980000000</dc:date>
    <meta:editing-duration>PT1M5S</meta:editing-duration>
    <meta:editing-cycles>2</meta:editing-cycles>
    <meta:generator>LibreOffice/6.0.6.2$Windows_X86_64 LibreOffice_project/0c292870b25a325b5ed35f6b45599d2ea4458e77</meta:generator>
    <meta:document-statistic meta:table-count="1" meta:image-count="0" meta:object-count="0" meta:page-count="15" meta:paragraph-count="282" meta:word-count="4373" meta:character-count="30016" meta:non-whitespace-character-count="25897"/>
  </office:meta>
</office:document-meta>
</file>